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objectwithoutfill">
      <style:graphic-properties draw:stroke="solid" svg:stroke-width="0.051cm" svg:stroke-color="#000080" draw:marker-start-width="0.277cm" draw:marker-end-width="0.277cm" draw:fill="none" draw:textarea-horizontal-align="center" fo:padding-top="-0.074cm" fo:padding-bottom="-0.074cm" fo:padding-left="-0.074cm" fo:padding-right="-0.0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1" style:family="graphic" style:parent-style-name="objectwithoutfill">
      <style:graphic-properties draw:stroke="solid" svg:stroke-width="0.102cm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svg:stroke-width="0.102cm" svg:stroke-color="#000080" draw:marker-start="Arrow" draw:marker-start-width="0.4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draw:fill="none" draw:fill-color="#ffffff" fo:min-height="0.863cm"/>
    </style:style>
    <style:style style:name="gr16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7" style:family="graphic" style:parent-style-name="standard">
      <style:graphic-properties draw:stroke="none" draw:fill="gradient" draw:fill-gradient-name="Gradient_20_15" draw:textarea-horizontal-align="center" draw:textarea-vertical-align="middle"/>
    </style:style>
    <style:style style:name="gr18" style:family="graphic" style:parent-style-name="standard">
      <style:graphic-properties draw:stroke="solid" svg:stroke-width="0.305cm" svg:stroke-color="#000080" draw:marker-start-width="0.655cm" draw:marker-end="Arrow" draw:marker-end-width="0.755cm" draw:textarea-horizontal-align="center" draw:textarea-vertical-align="middle" fo:padding-top="0.152cm" fo:padding-bottom="0.152cm" fo:padding-left="0.152cm" fo:padding-right="0.15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10.092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fo:min-height="13.518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9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10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fo:min-height="8.325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fo:min-height="14.217cm"/>
    </style:style>
    <style:style style:name="pr17" style:family="presentation" style:parent-style-name="Normal1-outline1">
      <style:graphic-properties draw:fill-color="#ffffff" draw:auto-grow-height="true" fo:min-height="11.807cm"/>
    </style:style>
    <style:style style:name="pr18" style:family="presentation" style:parent-style-name="Normal1-outline1">
      <style:graphic-properties draw:fill-color="#ffffff" draw:auto-grow-height="true" fo:min-height="15.185cm"/>
    </style:style>
    <style:style style:name="pr19" style:family="presentation" style:parent-style-name="Normal1-outline1">
      <style:graphic-properties draw:fill-color="#ffffff" draw:auto-grow-height="true" fo:min-height="12.928cm"/>
    </style:style>
    <style:style style:name="pr20" style:family="presentation" style:parent-style-name="Normal1-outline1">
      <style:graphic-properties draw:fill-color="#ffffff" draw:auto-grow-height="true" fo:min-height="10.831cm"/>
    </style:style>
    <style:style style:name="pr21" style:family="presentation" style:parent-style-name="Normal1-outline1">
      <style:graphic-properties draw:fill-color="#ffffff" draw:auto-grow-height="true" fo:min-height="9.712cm"/>
    </style:style>
    <style:style style:name="pr22" style:family="presentation" style:parent-style-name="Section-notes" style:list-style-name="L10">
      <style:graphic-properties draw:fill-color="#ffffff" draw:auto-grow-height="true" fo:min-height="11.431cm"/>
    </style:style>
    <style:style style:name="pr23" style:family="presentation" style:parent-style-name="Normal1-outline1">
      <style:graphic-properties draw:fill-color="#ffffff" draw:auto-grow-height="true" fo:min-height="13.564cm"/>
    </style:style>
    <style:style style:name="pr24" style:family="presentation" style:parent-style-name="Normal1-outline1">
      <style:graphic-properties draw:fill-color="#ffffff" draw:auto-grow-height="true" fo:min-height="14.007cm"/>
    </style:style>
    <style:style style:name="pr25" style:family="presentation" style:parent-style-name="Normal1-outline1">
      <style:graphic-properties draw:fill-color="#ffffff" draw:auto-grow-height="true" fo:min-height="10.413cm"/>
    </style:style>
    <style:style style:name="pr26" style:family="presentation" style:parent-style-name="Normal1-outline1">
      <style:graphic-properties draw:fill-color="#ffffff" draw:auto-grow-height="true" fo:min-height="13.541cm"/>
    </style:style>
    <style:style style:name="pr27" style:family="presentation" style:parent-style-name="Normal1-outline1">
      <style:graphic-properties draw:fill-color="#ffffff" draw:auto-grow-height="true" fo:min-height="10.246cm"/>
    </style:style>
    <style:style style:name="pr28" style:family="presentation" style:parent-style-name="Normal1-subtitle" style:list-style-name="L11">
      <style:graphic-properties draw:fill-color="#ffffff" draw:auto-grow-height="true" fo:min-height="7.058cm"/>
    </style:style>
    <style:style style:name="pr29" style:family="presentation" style:parent-style-name="Normal1-outline1">
      <style:graphic-properties draw:fill-color="#ffffff" draw:auto-grow-height="true" fo:min-height="7.628cm"/>
    </style:style>
    <style:style style:name="pr30" style:family="presentation" style:parent-style-name="Section-notes" style:list-style-name="L10">
      <style:graphic-properties draw:fill-color="#ffffff" draw:auto-grow-height="true" fo:min-height="11.431cm"/>
    </style:style>
    <style:style style:name="pr31" style:family="presentation" style:parent-style-name="Normal1-subtitle" style:list-style-name="L11">
      <style:graphic-properties draw:fill-color="#ffffff" draw:auto-grow-height="true" fo:min-height="7.058cm"/>
    </style:style>
    <style:style style:name="pr32" style:family="presentation" style:parent-style-name="Normal1-outline1">
      <style:graphic-properties draw:fill-color="#ffffff" draw:auto-grow-height="true" fo:min-height="9.383cm"/>
    </style:style>
    <style:style style:name="pr33" style:family="presentation" style:parent-style-name="Normal1-subtitle" style:list-style-name="L11">
      <style:graphic-properties draw:fill-color="#ffffff" draw:auto-grow-height="true" fo:min-height="7.058cm"/>
    </style:style>
    <style:style style:name="pr34" style:family="presentation" style:parent-style-name="Normal1-subtitle" style:list-style-name="L11">
      <style:graphic-properties draw:fill-color="#ffffff" draw:auto-grow-height="true" fo:min-height="7.058cm"/>
    </style:style>
    <style:style style:name="pr35" style:family="presentation" style:parent-style-name="Normal1-subtitle" style:list-style-name="L11">
      <style:graphic-properties draw:fill-color="#ffffff" draw:auto-grow-height="true" fo:min-height="7.058cm"/>
    </style:style>
    <style:style style:name="pr36" style:family="presentation" style:parent-style-name="Section-notes" style:list-style-name="L10">
      <style:graphic-properties draw:fill-color="#ffffff" draw:auto-grow-height="true" fo:min-height="11.431cm"/>
    </style:style>
    <style:style style:name="pr37" style:family="presentation" style:parent-style-name="Normal1-outline1">
      <style:graphic-properties draw:fill-color="#ffffff" draw:auto-grow-height="true" fo:min-height="1.582cm"/>
    </style:style>
    <style:style style:name="pr38" style:family="presentation" style:parent-style-name="Normal1-outline1">
      <style:graphic-properties draw:fill-color="#ffffff" draw:auto-grow-height="true" fo:min-height="13.476cm"/>
    </style:style>
    <style:style style:name="pr39" style:family="presentation" style:parent-style-name="Normal1-outline1">
      <style:graphic-properties draw:fill-color="#ffffff" draw:auto-grow-height="true" fo:min-height="11.817cm"/>
    </style:style>
    <style:style style:name="pr40" style:family="presentation" style:parent-style-name="Normal1-outline1">
      <style:graphic-properties draw:fill-color="#ffffff" draw:auto-grow-height="true" fo:min-height="11.666cm"/>
    </style:style>
    <style:style style:name="pr41" style:family="presentation" style:parent-style-name="Normal1-outline1">
      <style:graphic-properties draw:fill-color="#ffffff" draw:auto-grow-height="true" fo:min-height="11.102cm"/>
    </style:style>
    <style:style style:name="pr42" style:family="presentation" style:parent-style-name="Normal1-outline1">
      <style:graphic-properties draw:fill-color="#ffffff" draw:auto-grow-height="true" fo:min-height="11.416cm"/>
    </style:style>
    <style:style style:name="pr43" style:family="presentation" style:parent-style-name="Normal1-outline1">
      <style:graphic-properties draw:fill-color="#ffffff" draw:auto-grow-height="true" fo:min-height="5.591cm"/>
    </style:style>
    <style:style style:name="pr44" style:family="presentation" style:parent-style-name="Normal1-outline1">
      <style:graphic-properties draw:fill-color="#ffffff" draw:auto-grow-height="true" fo:min-height="10.515cm"/>
    </style:style>
    <style:style style:name="pr45" style:family="presentation" style:parent-style-name="Normal1-outline1">
      <style:graphic-properties draw:fill-color="#ffffff" draw:auto-grow-height="true" fo:min-height="14.693cm"/>
    </style:style>
    <style:style style:name="pr46" style:family="presentation" style:parent-style-name="Normal1-subtitle" style:list-style-name="L11">
      <style:graphic-properties draw:fill-color="#ffffff" draw:auto-grow-height="true" fo:min-height="7.058cm"/>
    </style:style>
    <style:style style:name="pr47" style:family="presentation" style:parent-style-name="Section-notes" style:list-style-name="L10">
      <style:graphic-properties draw:fill-color="#ffffff" draw:auto-grow-height="true" fo:min-height="11.431cm"/>
    </style:style>
    <style:style style:name="pr48" style:family="presentation" style:parent-style-name="Normal1-outline1">
      <style:graphic-properties draw:fill-color="#ffffff" draw:auto-grow-height="true" fo:min-height="8.844cm"/>
    </style:style>
    <style:style style:name="pr49" style:family="presentation" style:parent-style-name="Normal1-outline1" style:list-style-name="L6">
      <style:graphic-properties draw:fill-color="#ffffff" draw:auto-grow-height="true" fo:min-height="16.369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2.4cm" fo:margin-right="0cm" fo:margin-top="0cm" fo:margin-bottom="0.203cm" text:enable-numbering="false" fo:text-indent="-0.8cm"/>
    </style:style>
    <style:style style:name="P12" style:family="paragraph">
      <style:paragraph-properties fo:margin-left="1.2cm" fo:margin-right="0cm" text:enable-numbering="false" fo:text-indent="-0.9cm"/>
      <style:text-properties fo:font-size="28pt"/>
    </style:style>
    <style:style style:name="P13" style:family="paragraph">
      <style:paragraph-properties fo:margin-left="1.2cm" fo:margin-right="0cm" fo:margin-top="0cm" fo:margin-bottom="0cm" text:enable-numbering="false" fo:text-indent="-0.9cm"/>
    </style:style>
    <style:style style:name="P14" style:family="paragraph">
      <style:paragraph-properties fo:margin-left="1.2cm" fo:margin-right="0cm" fo:margin-top="0.61cm" fo:margin-bottom="0cm" text:enable-numbering="false" fo:text-indent="-0.9cm"/>
    </style:style>
    <style:style style:name="P15" style:family="paragraph">
      <style:paragraph-properties fo:margin-left="2.4cm" fo:margin-right="0cm" fo:margin-top="0cm" fo:margin-bottom="0cm" text:enable-numbering="false" fo:text-indent="-0.8cm"/>
    </style:style>
    <style:style style:name="P16" style:family="paragraph">
      <style:paragraph-properties fo:margin-left="3.6cm" fo:margin-right="0cm" fo:margin-top="0cm" fo:margin-bottom="0cm" text:enable-numbering="false" fo:text-indent="-0.6cm"/>
    </style:style>
    <style:style style:name="P17" style:family="paragraph">
      <style:paragraph-properties fo:margin-left="1.2cm" fo:margin-right="0cm" fo:margin-top="0.508cm" fo:margin-bottom="0cm" text:enable-numbering="false" fo:text-indent="-0.9cm"/>
    </style:style>
    <style:style style:name="P18" style:family="paragraph">
      <style:paragraph-properties fo:margin-left="1.2cm" fo:margin-right="0cm" text:enable-numbering="false" fo:text-indent="-0.9cm"/>
      <style:text-properties fo:font-size="26pt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true" fo:text-indent="-0.9cm"/>
    </style:style>
    <style:style style:name="P22" style:family="paragraph">
      <style:paragraph-properties fo:margin-left="1.2cm" fo:margin-right="0cm" fo:margin-top="0cm" fo:margin-bottom="0.508cm" text:enable-numbering="true" fo:text-indent="-0.9cm"/>
    </style:style>
    <style:style style:name="P23" style:family="paragraph">
      <style:paragraph-properties fo:margin-left="2.4cm" fo:margin-right="0cm" text:enable-numbering="true" fo:text-indent="-0.8cm"/>
    </style:style>
    <style:style style:name="P24" style:family="paragraph">
      <style:paragraph-properties fo:margin-left="1.2cm" fo:margin-right="0cm" fo:margin-top="0cm" fo:margin-bottom="0cm" text:enable-numbering="true" fo:text-indent="-0.9cm"/>
    </style:style>
    <style:style style:name="P25" style:family="paragraph">
      <style:paragraph-properties fo:margin-left="2.4cm" fo:margin-right="0cm" fo:margin-top="0cm" fo:margin-bottom="0.203cm" text:enable-numbering="true" fo:text-indent="-0.8cm"/>
    </style:style>
    <style:style style:name="P26" style:family="paragraph">
      <style:paragraph-properties fo:margin-left="2.4cm" fo:margin-right="0cm" text:enable-numbering="true" fo:text-indent="-0.8cm">
        <style:tab-stops>
          <style:tab-stop style:position="7.248cm"/>
        </style:tab-stops>
      </style:paragraph-properties>
    </style:style>
    <style:style style:name="P27" style:family="paragraph">
      <style:paragraph-properties fo:margin-left="0cm" fo:margin-right="0cm" fo:text-indent="0cm"/>
      <style:text-properties fo:color="#000080" fo:font-size="22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text-indent="0cm"/>
      <style:text-properties fo:color="#000080" fo:font-size="24pt"/>
    </style:style>
    <style:style style:name="P30" style:family="paragraph">
      <style:paragraph-properties fo:text-align="center"/>
      <style:text-properties fo:font-size="26pt"/>
    </style:style>
    <style:style style:name="P31" style:family="paragraph">
      <style:paragraph-properties fo:margin-left="3.6cm" fo:margin-right="0cm" text:enable-numbering="true" fo:text-indent="-0.6cm"/>
    </style:style>
    <style:style style:name="P32" style:family="paragraph">
      <style:paragraph-properties fo:margin-left="1.2cm" fo:margin-right="0cm" fo:margin-top="0cm" fo:margin-bottom="0.254cm" text:enable-numbering="true" fo:text-indent="-0.9cm"/>
    </style:style>
    <style:style style:name="P33" style:family="paragraph">
      <style:paragraph-properties fo:margin-left="2.4cm" fo:margin-right="0cm" fo:margin-top="0cm" fo:margin-bottom="0.406cm" text:enable-numbering="true" fo:text-indent="-0.8cm"/>
    </style:style>
    <style:style style:name="P34" style:family="paragraph">
      <style:paragraph-properties fo:margin-left="2.4cm" fo:margin-right="0cm" fo:margin-top="0cm" fo:margin-bottom="1.524cm" text:enable-numbering="true" fo:text-indent="-0.8cm"/>
    </style:style>
    <style:style style:name="P35" style:family="paragraph">
      <style:paragraph-properties fo:margin-left="1.2cm" fo:margin-right="0cm" text:enable-numbering="true" fo:text-indent="-0.9cm"/>
      <style:text-properties fo:font-family="Arial" style:font-family-generic="swiss" style:font-pitch="variable" fo:font-size="32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align="center" fo:text-indent="0cm"/>
      <style:text-properties fo:font-size="32pt"/>
    </style:style>
    <style:style style:name="P38" style:family="paragraph">
      <style:paragraph-properties fo:margin-left="1.2cm" fo:margin-right="0cm" fo:margin-top="0cm" fo:margin-bottom="0cm" text:enable-numbering="false" fo:text-indent="-0.9cm"/>
      <style:text-properties fo:font-family="Arial" style:font-family-generic="swiss" style:font-pitch="variable" fo:font-size="20pt"/>
    </style:style>
    <style:style style:name="P39" style:family="paragraph">
      <style:paragraph-properties fo:margin-left="1.2cm" fo:margin-right="0cm" fo:margin-top="0.762cm" fo:margin-bottom="0.356cm" text:enable-numbering="true" fo:text-indent="-0.9cm"/>
    </style:style>
    <style:style style:name="P40" style:family="paragraph">
      <style:paragraph-properties fo:margin-left="1.2cm" fo:margin-right="0cm" fo:margin-top="0cm" fo:margin-bottom="0cm" text:enable-numbering="true" fo:text-indent="-0.9cm"/>
      <style:text-properties fo:font-family="Arial" style:font-family-generic="swiss" style:font-pitch="variable" fo:font-size="20pt"/>
    </style:style>
    <style:style style:name="P41" style:family="paragraph">
      <style:paragraph-properties fo:margin-left="1.2cm" fo:margin-right="0cm" fo:margin-top="0cm" fo:margin-bottom="0cm" text:enable-numbering="true" fo:text-indent="-0.9cm"/>
      <style:text-properties fo:font-family="Arial" style:font-family-generic="swiss" style:font-pitch="variable" fo:font-size="24pt"/>
    </style:style>
    <style:style style:name="P42" style:family="paragraph">
      <style:paragraph-properties fo:margin-left="1.2cm" fo:margin-right="0cm" fo:margin-top="0cm" fo:margin-bottom="0cm" text:enable-numbering="false" fo:text-indent="-0.9cm"/>
      <style:text-properties fo:font-family="Arial" style:font-family-generic="swiss" style:font-pitch="variable" fo:font-size="28pt"/>
    </style:style>
    <style:style style:name="P43" style:family="paragraph">
      <style:paragraph-properties fo:margin-left="0cm" fo:margin-right="0cm" fo:text-align="center" fo:text-indent="0cm"/>
      <style:text-properties fo:font-size="26pt"/>
    </style:style>
    <style:style style:name="P44" style:family="paragraph">
      <style:paragraph-properties fo:margin-left="2.4cm" fo:margin-right="0cm" fo:text-indent="-0.8cm"/>
    </style:style>
    <style:style style:name="P45" style:family="paragraph">
      <style:paragraph-properties fo:margin-left="1.2cm" fo:margin-right="0cm" fo:margin-top="0cm" fo:margin-bottom="0cm" text:enable-numbering="false" fo:text-indent="-1.197cm"/>
    </style:style>
    <style:style style:name="P46" style:family="paragraph">
      <style:paragraph-properties fo:margin-left="0cm" fo:margin-right="0cm" fo:margin-top="0cm" fo:margin-bottom="0cm" text:enable-numbering="false" fo:text-indent="0cm"/>
    </style:style>
    <style:style style:name="P47" style:family="paragraph">
      <style:paragraph-properties fo:margin-left="1.2cm" fo:margin-right="0cm" fo:margin-top="0cm" fo:margin-bottom="0cm" text:enable-numbering="false" fo:text-indent="-1.197cm"/>
      <style:text-properties fo:color="#000080" fo:font-family="'Courier New'" style:font-pitch="fixed" fo:font-size="17pt"/>
    </style:style>
    <style:style style:name="P48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font-size="28pt"/>
    </style:style>
    <style:style style:name="T7" style:family="text">
      <style:text-properties fo:color="#000080" fo:font-size="36pt"/>
    </style:style>
    <style:style style:name="T8" style:family="text">
      <style:text-properties fo:color="#800000" fo:font-size="36pt"/>
    </style:style>
    <style:style style:name="T9" style:family="text">
      <style:text-properties fo:font-family="'Courier New'" style:font-pitch="fixed" fo:font-size="28pt"/>
    </style:style>
    <style:style style:name="T10" style:family="text">
      <style:text-properties fo:font-family="'Courier New'" style:font-pitch="fixed" fo:font-size="22pt"/>
    </style:style>
    <style:style style:name="T11" style:family="text">
      <style:text-properties fo:font-family="'Courier New'" style:font-pitch="fixed" fo:font-size="28pt" fo:font-style="italic"/>
    </style:style>
    <style:style style:name="T12" style:family="text">
      <style:text-properties fo:font-family="'Courier New'" style:font-pitch="fixed" fo:font-size="26pt"/>
    </style:style>
    <style:style style:name="T13" style:family="text">
      <style:text-properties fo:font-family="'Courier New'" style:font-pitch="fixed" fo:font-size="26pt" fo:font-style="italic"/>
    </style:style>
    <style:style style:name="T14" style:family="text">
      <style:text-properties fo:font-family="'Courier New'" style:font-pitch="fixed" fo:font-size="24pt"/>
    </style:style>
    <style:style style:name="T15" style:family="text">
      <style:text-properties fo:color="#800000" fo:font-family="'Courier New'" style:font-pitch="fixed" fo:font-size="24pt" fo:font-weight="bold"/>
    </style:style>
    <style:style style:name="T16" style:family="text">
      <style:text-properties fo:font-family="'Courier New'" style:font-pitch="fixed" fo:font-size="32pt"/>
    </style:style>
    <style:style style:name="T17" style:family="text">
      <style:text-properties fo:font-family="'Courier New'" style:font-pitch="fixed"/>
    </style:style>
    <style:style style:name="T18" style:family="text">
      <style:text-properties fo:color="#000080" fo:font-size="22pt"/>
    </style:style>
    <style:style style:name="T19" style:family="text">
      <style:text-properties fo:color="#000080" fo:font-size="24pt"/>
    </style:style>
    <style:style style:name="T20" style:family="text">
      <style:text-properties fo:font-size="26pt"/>
    </style:style>
    <style:style style:name="T21" style:family="text">
      <style:text-properties fo:color="#800000" fo:font-size="24pt"/>
    </style:style>
    <style:style style:name="T22" style:family="text">
      <style:text-properties fo:font-size="32pt"/>
    </style:style>
    <style:style style:name="T23" style:family="text">
      <style:text-properties fo:font-family="Arial" style:font-family-generic="swiss" style:font-pitch="variable" fo:font-size="26pt"/>
    </style:style>
    <style:style style:name="T24" style:family="text">
      <style:text-properties fo:font-family="'Courier New'" style:font-pitch="fixed" fo:font-size="20pt"/>
    </style:style>
    <style:style style:name="T25" style:family="text">
      <style:text-properties fo:font-family="'Courier New'" style:font-pitch="fixed" fo:font-size="20pt" fo:font-style="italic"/>
    </style:style>
    <style:style style:name="T26" style:family="text">
      <style:text-properties fo:font-family="Arial" style:font-family-generic="swiss" style:font-pitch="variable" fo:font-size="20pt"/>
    </style:style>
    <style:style style:name="T27" style:family="text">
      <style:text-properties fo:font-family="'Courier New'" style:font-pitch="fixed" fo:font-size="24pt" fo:font-style="italic"/>
    </style:style>
    <style:style style:name="T28" style:family="text">
      <style:text-properties fo:color="#000080" fo:font-family="'Courier New'" style:font-pitch="fixed" fo:font-size="17pt" fo:font-weight="bold"/>
    </style:style>
    <style:style style:name="T29" style:family="text">
      <style:text-properties fo:color="#800000" fo:font-family="'Courier New'" style:font-pitch="fixed" fo:font-size="17pt" fo:font-weight="bold"/>
    </style:style>
    <style:style style:name="T30" style:family="text">
      <style:text-properties fo:color="#800000" fo:font-family="'Courier New'" style:font-pitch="fixed" fo:font-size="17pt"/>
    </style:style>
    <style:style style:name="T31" style:family="text">
      <style:text-properties fo:color="#000080" fo:font-family="'Courier New'" style:font-pitch="fixed" fo:font-size="17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1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Arrays and Collections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26.775cm" svg:height="3.507cm" svg:x="1.225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18.858cm" svg:height="10.092cm" svg:x="5.183cm" svg:y="7.304cm" presentation:class="outline" presentation:user-transformed="true">
          <draw:text-box>
            <text:list text:style-name="L3">
              <text:list-item>
                <text:p text:id="id14" text:style-name="P5">Lecture Goal(s)</text:p>
              </text:list-item>
            </text:list>
            <text:list text:style-name="L3">
              <text:list-item>
                <text:p text:id="id15" text:style-name="P5">Refreshments and Peanuts</text:p>
              </text:list-item>
            </text:list>
            <text:list text:style-name="L3">
              <text:list-item>
                <text:p text:id="id16" text:style-name="P5">Arrays</text:p>
              </text:list-item>
            </text:list>
            <text:list text:style-name="L3">
              <text:list-item>
                <text:p text:id="id17" text:style-name="P5">Collections</text:p>
              </text:list-item>
            </text:list>
            <text:list text:style-name="L3">
              <text:list-item>
                <text:p text:id="id18" text:style-name="P5">The Java<text:span text:style-name="T5">™</text:span> Collections Framework</text:p>
              </text:list-item>
            </text:list>
            <text:list text:style-name="L3">
              <text:list-item>
                <text:p text:id="id19" text:style-name="P5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5" anim:sub-item="text" smil:attributeName="visibility" smil:to="visible"/>
                  <anim:transitionFilter smil:dur="0.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6" anim:sub-item="text" smil:attributeName="visibility" smil:to="visible"/>
                  <anim:transitionFilter smil:dur="0.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8" anim:sub-item="text" smil:attributeName="visibility" smil:to="visible"/>
                  <anim:transitionFilter smil:dur="0.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2.098cm" svg:height="13.518cm" svg:x="5.214cm" svg:y="6.438cm" presentation:class="outline" presentation:user-transformed="true">
          <draw:text-box>
            <text:list text:style-name="L3">
              <text:list-item>
                <text:p text:style-name="P5">1: Introduction</text:p>
              </text:list-item>
            </text:list>
            <text:list text:style-name="L3">
              <text:list-item>
                <text:p text:style-name="P5">2: Basic data structures &amp; Statements</text:p>
              </text:list-item>
            </text:list>
            <text:list text:style-name="L3">
              <text:list-item>
                <text:p text:style-name="P5">3: Object-oriented programming I</text:p>
              </text:list-item>
            </text:list>
            <text:list text:style-name="L3">
              <text:list-item>
                <text:p text:style-name="P5">4: Object-oriented programming II</text:p>
              </text:list-item>
            </text:list>
            <text:list text:style-name="L3">
              <text:list-item>
                <text:p text:style-name="P5">5: Object-oriented programming III</text:p>
              </text:list-item>
            </text:list>
            <text:list text:style-name="L3">
              <text:list-item>
                <text:p text:style-name="P5">6: Complex data structures</text:p>
              </text:list-item>
            </text:list>
            <text:list text:style-name="L3">
              <text:list-item>
                <text:p text:style-name="P5">7: Threads and Exception handling</text:p>
              </text:list-item>
            </text:list>
          </draw:text-box>
        </draw:frame>
        <draw:rect draw:style-name="gr1" draw:text-style-name="P6" draw:layer="layout" svg:width="11.973cm" svg:height="1.432cm" draw:transform="rotate (1.5707963267946) translate (3.819cm 18.361cm)">
          <text:p text:style-name="P4"><text:span text:style-name="T6">Fundamental Concepts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20" draw:layer="layout" svg:width="18.323cm" svg:height="1.731cm" svg:x="5.436cm" svg:y="15.013cm" draw:corner-radius="0.5cm">
          <text:p text:style-name="P4"/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0" smil:attributeName="visibility" smil:to="visible"/>
                  <anim:transitionFilter smil:dur="1s" smil:targetElement="id20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2.753cm" svg:height="9.664cm" svg:x="8.222cm" svg:y="7.751cm">
            <draw:text-box>
              <text:p text:style-name="P7"><text:span text:style-name="T7">To provide programming</text:span><text:span text:style-name="T7"><text:line-break/></text:span><text:span text:style-name="T7">knowledge about </text:span><text:span text:style-name="T7"><text:line-break/></text:span><text:span text:style-name="T8">collections </text:span><text:span text:style-name="T7">used to</text:span><text:span text:style-name="T8"> store objects</text:span></text:p>
            </draw:text-box>
          </draw:frame>
          <draw:frame draw:style-name="gr4" draw:text-style-name="P9" draw:layer="layout" svg:width="0.005cm" svg:height="1.181cm" svg:x="14.596cm" svg:y="11.814cm">
            <draw:text-box>
              <text:p text:style-name="P4"/>
            </draw:text-box>
          </draw:frame>
          <draw:polyline draw:style-name="gr5" draw:layer="layout" svg:width="13.233cm" svg:height="0.925cm" svg:x="7.982cm" svg:y="8.37cm" svg:viewBox="0 0 13234 926" draw:points="0,925 0,0 13233,0 13233,847">
            <text:p text:style-name="P4"/>
          </draw:polyline>
          <draw:polyline draw:style-name="gr5" draw:layer="layout" svg:width="13.233cm" svg:height="0.925cm" draw:transform="rotate (3.1415926535892) translate (21.215cm 16.869cm)" svg:viewBox="0 0 13234 926" draw:points="13233,925 13233,0 0,0 0,847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freshment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Refreshments and<text:line-break/>Peanuts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ExampleOfInterface" draw:style-name="dp1" draw:master-page-name="Normal1" presentation:presentation-page-layout-name="AL2T1">
        <draw:frame presentation:style-name="pr14" draw:text-style-name="P12" draw:layer="layout" svg:width="18.467cm" svg:height="9.34cm" svg:x="5.365cm" svg:y="8.312cm" presentation:class="outline" presentation:user-transformed="true">
          <draw:text-box>
            <text:list text:style-name="L3">
              <text:list-item>
                <text:p text:style-name="P10"><text:span text:style-name="T9">interface IAnimal{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int getWeight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String getName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void shout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void eat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void eat(int foodAmount);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 of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Class" draw:style-name="dp1" draw:master-page-name="Normal1" presentation:presentation-page-layout-name="AL2T1">
        <draw:frame presentation:style-name="pr16" draw:text-style-name="P12" draw:layer="layout" svg:width="21.478cm" svg:height="14.217cm" svg:x="3.859cm" svg:y="5.182cm" presentation:class="outline" presentation:user-transformed="true">
          <draw:text-box>
            <text:list text:style-name="L3">
              <text:list-item>
                <text:p text:style-name="P10"><text:span text:style-name="T9">class Cat implements IAnimal{</text:span></text:p>
              </text:list-item>
            </text:list>
            <text:list text:style-name="L3">
              <text:list-item>
                <text:p text:style-name="P13"><text:span text:style-name="T9"><text:s text:c="5"/></text:span><text:span text:style-name="T9">int _weight;</text:span></text:p>
              </text:list-item>
            </text:list>
            <text:list text:style-name="L3">
              <text:list-item>
                <text:p text:style-name="P10"><text:span text:style-name="T9"><text:s text:c="5"/></text:span><text:span text:style-name="T9">String _name;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Cat(int weight, String name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6"/></text:span><text:span text:style-name="T9">_weight = weigh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6"/></text:span><text:span text:style-name="T9">_name = nam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0"><text:s text:c="3"/></text:span><text:span text:style-name="T10">..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}</text:span></text:p>
              </text:list-item>
            </text:list>
            <text:list text:style-name="L3">
              <text:list-item>
                <text:p text:style-name="P14"><text:span text:style-name="T11">Cat myCat = new Cat(1200, “Felix”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 of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Class II" draw:style-name="dp1" draw:master-page-name="Normal1" presentation:presentation-page-layout-name="AL2T1">
        <draw:frame presentation:style-name="pr17" draw:text-style-name="P12" draw:layer="layout" svg:width="17.643cm" svg:height="14.716cm" svg:x="5.777cm" svg:y="5.554cm" presentation:class="outline" presentation:user-transformed="true">
          <draw:text-box>
            <text:list text:style-name="L3">
              <text:list-item>
                <text:p text:style-name="P10"><text:span text:style-name="T9">class Cat implements IAnimal{</text:span></text:p>
              </text:list-item>
            </text:list>
            <text:list text:style-name="L3">
              <text:list-item>
                <text:p text:style-name="P13"><text:span text:style-name="T9"><text:s text:c="5"/></text:span><text:span text:style-name="T9">int _weight;</text:span></text:p>
              </text:list-item>
            </text:list>
            <text:list text:style-name="L3">
              <text:list-item>
                <text:p text:style-name="P10"><text:span text:style-name="T9"><text:s text:c="5"/></text:span><text:span text:style-name="T9">String _name;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int getWeight(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6"/></text:span><text:span text:style-name="T9">return _weigh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String getName(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6"/></text:span><text:span text:style-name="T9">return _nam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s text:c="3"/></text:span><text:span text:style-name="T9">..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 of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Class III" draw:style-name="dp1" draw:master-page-name="Normal1" presentation:presentation-page-layout-name="AL2T1">
        <draw:frame presentation:style-name="pr18" draw:text-style-name="P18" draw:layer="layout" svg:width="24.096cm" svg:height="15.185cm" svg:x="2.55cm" svg:y="4.954cm" presentation:class="outline" presentation:user-transformed="true">
          <draw:text-box>
            <text:list text:style-name="L3">
              <text:list-item>
                <text:p text:style-name="P13"><text:span text:style-name="T12">class Cat implements IAnimal{</text:span></text:p>
              </text:list-item>
            </text:list>
            <text:list text:style-name="L3">
              <text:list-item>
                <text:p text:style-name="P13"><text:span text:style-name="T12"><text:s text:c="5"/></text:span><text:span text:style-name="T12">...</text:span></text:p>
              </text:list-item>
            </text:list>
            <text:list text:style-name="L3">
              <text:list-item>
                <text:p text:style-name="P13"><text:span text:style-name="T12"><text:s text:c="5"/></text:span><text:span text:style-name="T12">void shout(){</text:span></text:p>
              </text:list-item>
            </text:list>
            <text:list text:style-name="L3">
              <text:list-item>
                <text:p text:style-name="P13"><text:span text:style-name="T12"><text:s text:c="8"/></text:span><text:span text:style-name="T12">System.out.println(“Miaow”);</text:span></text:p>
              </text:list-item>
            </text:list>
            <text:list text:style-name="L3">
              <text:list-item>
                <text:p text:style-name="P13"><text:span text:style-name="T12"><text:s text:c="5"/></text:span><text:span text:style-name="T12">}</text:span></text:p>
              </text:list-item>
            </text:list>
            <text:list text:style-name="L3">
              <text:list-item>
                <text:p text:style-name="P13"><text:span text:style-name="T12"><text:s text:c="5"/></text:span><text:span text:style-name="T12">void eat(){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<text:s text:c="6"/></text:span><text:span text:style-name="T12">eat(200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<text:s text:c="3"/></text:span><text:span text:style-name="T12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<text:s text:c="3"/></text:span><text:span text:style-name="T12">void eat(int foodAmount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<text:s text:c="6"/></text:span><text:span text:style-name="T12">_weight += foodAmoun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12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12">}</text:span></text:p>
              </text:list-item>
            </text:list>
            <text:list text:style-name="L3">
              <text:list-item>
                <text:p text:style-name="P17"><text:span text:style-name="T13">System.out.print(myCat.getName()+” says “);</text:span></text:p>
              </text:list-item>
            </text:list>
            <text:list text:style-name="L3">
              <text:list-item>
                <text:p text:style-name="P13"><text:span text:style-name="T13">myCat.shout(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 of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Method" draw:style-name="dp1" draw:master-page-name="Normal1" presentation:presentation-page-layout-name="AL2T1">
        <draw:frame presentation:style-name="pr19" draw:text-style-name="P13" draw:layer="layout" svg:width="17.239cm" svg:height="13.333cm" svg:x="5.979cm" svg:y="6.371cm" presentation:class="outline" presentation:user-transformed="true">
          <draw:text-box>
            <text:list text:style-name="L3">
              <text:list-item>
                <text:p text:style-name="P13"><text:span text:style-name="T14">class PersianCat </text:span></text:p>
              </text:list-item>
            </text:list>
            <text:list text:style-name="L3">
              <text:list-item>
                <text:p text:style-name="P13"><text:span text:style-name="T14"><text:s text:c="10"/></text:span><text:span text:style-name="T14">extends Cat</text:span></text:p>
              </text:list-item>
            </text:list>
            <text:list text:style-name="L3">
              <text:list-item>
                <text:p text:style-name="P13"><text:span text:style-name="T14"><text:s text:c="10"/></text:span><text:span text:style-name="T14">implements ILazyAnimal{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4">boolean _isSleeping = fals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void eat(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<text:s text:c="5"/></text:span><text:span text:style-name="T15">super</text:span><text:span text:style-name="T14">.eat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4">takeANap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void takeANap(){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4"><text:s text:c="5"/></text:span><text:span text:style-name="T14">_isSleeping = tru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4">}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4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2cm">
          <draw:text-box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Overriding Methods in Java</text:p>
          </draw:text-box>
        </draw:frame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ystem.out.println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P</text:p>
            <text:p text:style-name="P4">E</text:p>
            <text:p text:style-name="P4">A</text:p>
            <text:p text:style-name="P4">N</text:p>
            <text:p text:style-name="P4">U</text:p>
            <text:p text:style-name="P4">T</text:p>
            <text:p text:style-name="P4">S</text:p>
          </draw:text-box>
        </draw:frame>
        <draw:frame presentation:style-name="pr20" draw:text-style-name="P21" draw:layer="layout" svg:width="21.231cm" svg:height="11.534cm" svg:x="3.983cm" svg:y="6.612cm" presentation:class="outline" presentation:user-transformed="true">
          <draw:text-box>
            <text:list text:style-name="L3">
              <text:list-item>
                <text:p text:id="id21" text:style-name="P21">From the <text:span text:style-name="T16">java.lang</text:span> package</text:p>
              </text:list-item>
            </text:list>
            <text:list text:style-name="L3">
              <text:list-item>
                <text:p text:id="id22" text:style-name="P21"><text:span text:style-name="T17">System</text:span> is a class</text:p>
              </text:list-item>
            </text:list>
            <text:list text:style-name="L3">
              <text:list-item>
                <text:p text:id="id23" text:style-name="P21"><text:span text:style-name="T16">out</text:span> is an attribute of the <text:span text:style-name="T16">System</text:span> class</text:p>
              </text:list-item>
            </text:list>
            <text:list text:style-name="L3">
              <text:list-item>
                <text:p text:id="id24" text:style-name="P21"><text:span text:style-name="T17">System.out</text:span> is an instance of the <text:span text:style-name="T17">java.io.PrintStream</text:span> class</text:p>
              </text:list-item>
            </text:list>
            <text:list text:style-name="L3">
              <text:list-item>
                <text:p text:id="id25" text:style-name="P21"><text:span text:style-name="T17">println()</text:span> is a method of the <text:span text:style-name="T17">java.io.PrintStream</text:span> class</text:p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ystem.out.println(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API Specifications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P</text:p>
            <text:p text:style-name="P4">E</text:p>
            <text:p text:style-name="P4">A</text:p>
            <text:p text:style-name="P4">N</text:p>
            <text:p text:style-name="P4">U</text:p>
            <text:p text:style-name="P4">T</text:p>
            <text:p text:style-name="P4">S</text:p>
          </draw:text-box>
        </draw:frame>
        <draw:frame presentation:style-name="pr21" draw:text-style-name="P22" draw:layer="layout" svg:width="8.996cm" svg:height="10.381cm" svg:x="10.1cm" svg:y="7.131cm" presentation:class="outline" presentation:user-transformed="true">
          <draw:text-box>
            <text:list text:style-name="L3">
              <text:list-item>
                <text:p text:style-name="P22">Documentation</text:p>
              </text:list-item>
            </text:list>
            <text:list text:style-name="L3">
              <text:list-item>
                <text:list>
                  <text:list-item>
                    <text:p text:style-name="P23">Pack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Inherit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Attribu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Methods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API Specifica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array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Arrays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tring[] args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23" draw:text-style-name="P10" draw:layer="layout" svg:width="24.809cm" svg:height="13.564cm" svg:x="2.194cm" svg:y="5.812cm" presentation:class="outline" presentation:user-transformed="true">
          <draw:text-box>
            <text:list text:style-name="L3">
              <text:list-item>
                <text:p text:id="id26" text:style-name="P24"><text:span text:style-name="T14">public class Cat{</text:span></text:p>
              </text:list-item>
            </text:list>
            <text:list text:style-name="L3">
              <text:list-item>
                <text:p text:id="id27" text:style-name="P13"><text:span text:style-name="T14"><text:s text:c="5"/></text:span><text:span text:style-name="T14">public static void main(String[] args){...}</text:span></text:p>
              </text:list-item>
            </text:list>
            <text:list text:style-name="L3">
              <text:list-item>
                <text:p text:id="id28" text:style-name="P10"><text:span text:style-name="T14"><text:s text:c="3"/></text:span><text:span text:style-name="T14">}</text:span></text:p>
              </text:list-item>
            </text:list>
            <text:list text:style-name="L3">
              <text:list-item>
                <text:p text:id="id29" text:style-name="P21">Run by <text:span text:style-name="T9">java Cat</text:span></text:p>
              </text:list-item>
            </text:list>
            <text:list text:style-name="L3">
              <text:list-item>
                <text:p text:id="id30" text:style-name="P21">Arguments</text:p>
              </text:list-item>
            </text:list>
            <text:list text:style-name="L3">
              <text:list-item>
                <text:list>
                  <text:list-item>
                    <text:p text:id="id31" text:style-name="P25"><text:span text:style-name="T14">String[] ar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2" text:style-name="P25"><text:span text:style-name="T2">Number of arguments:</text:span><text:span text:style-name="T14"> args.length</text:span></text:p>
                  </text:list-item>
                </text:list>
              </text:list-item>
            </text:list>
            <text:list text:style-name="L3">
              <text:list-item>
                <text:p text:id="id33" text:style-name="P21"><text:span text:style-name="T3">Example</text:span></text:p>
              </text:list-item>
            </text:list>
            <text:list text:style-name="L3">
              <text:list-item>
                <text:list>
                  <text:list-item>
                    <text:p text:id="id34" text:style-name="P26"><text:span text:style-name="T14">java Cat “Felix” “1200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5" text:style-name="P26"><text:span text:style-name="T14">args[0] = “Felix”, args[1] = “1200”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tring[] arg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 at a Glance" draw:style-name="dp1" draw:master-page-name="Normal1" presentation:presentation-page-layout-name="AL2T1">
        <draw:g>
          <draw:rect draw:style-name="gr8" draw:layer="layout" svg:width="0.983cm" svg:height="0.983cm" svg:x="8.34cm" svg:y="11.588cm">
            <text:p text:style-name="P4"/>
          </draw:rect>
          <draw:rect draw:style-name="gr8" draw:layer="layout" svg:width="0.983cm" svg:height="0.983cm" svg:x="9.341cm" svg:y="11.588cm">
            <text:p text:style-name="P4"/>
          </draw:rect>
          <draw:rect draw:style-name="gr8" draw:layer="layout" svg:width="0.983cm" svg:height="0.983cm" svg:x="10.342cm" svg:y="11.588cm">
            <text:p text:style-name="P4"/>
          </draw:rect>
          <draw:rect draw:style-name="gr8" draw:layer="layout" svg:width="0.983cm" svg:height="0.983cm" svg:x="11.343cm" svg:y="11.588cm">
            <text:p text:style-name="P4"/>
          </draw:rect>
          <draw:rect draw:style-name="gr8" draw:layer="layout" svg:width="0.983cm" svg:height="0.983cm" svg:x="12.344cm" svg:y="11.588cm">
            <text:p text:style-name="P4"/>
          </draw:rect>
          <draw:rect draw:style-name="gr8" draw:layer="layout" svg:width="0.983cm" svg:height="0.983cm" svg:x="13.345cm" svg:y="11.588cm">
            <text:p text:style-name="P4"/>
          </draw:rect>
          <draw:rect draw:style-name="gr8" draw:layer="layout" svg:width="0.983cm" svg:height="0.983cm" svg:x="14.346cm" svg:y="11.588cm">
            <text:p text:style-name="P4"/>
          </draw:rect>
          <draw:rect draw:style-name="gr8" draw:layer="layout" svg:width="0.983cm" svg:height="0.983cm" svg:x="15.347cm" svg:y="11.588cm">
            <text:p text:style-name="P4"/>
          </draw:rect>
          <draw:rect draw:style-name="gr8" draw:layer="layout" svg:width="0.983cm" svg:height="0.983cm" svg:x="16.348cm" svg:y="11.588cm">
            <text:p text:style-name="P4"/>
          </draw:rect>
          <draw:rect draw:style-name="gr8" draw:layer="layout" svg:width="0.983cm" svg:height="0.983cm" svg:x="17.349cm" svg:y="11.588cm">
            <text:p text:style-name="P4"/>
          </draw:rect>
        </draw:g>
        <draw:frame draw:style-name="gr7" draw:text-style-name="P4" draw:layer="layout" svg:width="1.196cm" svg:height="6.943cm" svg:x="0cm" svg:y="14.07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draw:style-name="gr9" draw:text-style-name="P27" draw:layer="layout" svg:width="1.001cm" svg:height="0.869cm" svg:x="8.34cm" svg:y="10.489cm">
          <draw:text-box>
            <text:p text:style-name="P4"><text:span text:style-name="T18">0</text:span></text:p>
          </draw:text-box>
        </draw:frame>
        <draw:frame draw:style-name="gr9" draw:text-style-name="P27" draw:layer="layout" svg:width="1.001cm" svg:height="0.869cm" svg:x="9.341cm" svg:y="10.49cm">
          <draw:text-box>
            <text:p text:style-name="P4"><text:span text:style-name="T18">1</text:span></text:p>
          </draw:text-box>
        </draw:frame>
        <draw:frame draw:style-name="gr9" draw:text-style-name="P27" draw:layer="layout" svg:width="1.001cm" svg:height="0.869cm" svg:x="10.341cm" svg:y="10.49cm">
          <draw:text-box>
            <text:p text:style-name="P4"><text:span text:style-name="T18">2</text:span></text:p>
          </draw:text-box>
        </draw:frame>
        <draw:frame draw:style-name="gr9" draw:text-style-name="P27" draw:layer="layout" svg:width="1.001cm" svg:height="0.869cm" svg:x="11.341cm" svg:y="10.49cm">
          <draw:text-box>
            <text:p text:style-name="P4"><text:span text:style-name="T18">3</text:span></text:p>
          </draw:text-box>
        </draw:frame>
        <draw:frame draw:style-name="gr9" draw:text-style-name="P27" draw:layer="layout" svg:width="1.001cm" svg:height="0.869cm" svg:x="12.341cm" svg:y="10.49cm">
          <draw:text-box>
            <text:p text:style-name="P4"><text:span text:style-name="T18">4</text:span></text:p>
          </draw:text-box>
        </draw:frame>
        <draw:frame draw:style-name="gr9" draw:text-style-name="P27" draw:layer="layout" svg:width="1.001cm" svg:height="0.869cm" svg:x="13.341cm" svg:y="10.49cm">
          <draw:text-box>
            <text:p text:style-name="P4"><text:span text:style-name="T18">5</text:span></text:p>
          </draw:text-box>
        </draw:frame>
        <draw:frame draw:style-name="gr9" draw:text-style-name="P27" draw:layer="layout" svg:width="1.001cm" svg:height="0.869cm" svg:x="14.341cm" svg:y="10.49cm">
          <draw:text-box>
            <text:p text:style-name="P4"><text:span text:style-name="T18">6</text:span></text:p>
          </draw:text-box>
        </draw:frame>
        <draw:frame draw:style-name="gr9" draw:text-style-name="P27" draw:layer="layout" svg:width="1.001cm" svg:height="0.869cm" svg:x="15.341cm" svg:y="10.49cm">
          <draw:text-box>
            <text:p text:style-name="P4"><text:span text:style-name="T18">7</text:span></text:p>
          </draw:text-box>
        </draw:frame>
        <draw:frame draw:style-name="gr9" draw:text-style-name="P27" draw:layer="layout" svg:width="1.001cm" svg:height="0.869cm" svg:x="16.341cm" svg:y="10.49cm">
          <draw:text-box>
            <text:p text:style-name="P4"><text:span text:style-name="T18">8</text:span></text:p>
          </draw:text-box>
        </draw:frame>
        <draw:frame draw:style-name="gr9" draw:text-style-name="P27" draw:layer="layout" svg:width="1.001cm" svg:height="0.869cm" svg:x="17.341cm" svg:y="10.49cm">
          <draw:text-box>
            <text:p text:style-name="P4"><text:span text:style-name="T18">9</text:span></text:p>
          </draw:text-box>
        </draw:frame>
        <draw:rect draw:style-name="gr10" draw:text-style-name="P28" draw:id="id38" draw:layer="layout" svg:width="0.492cm" svg:height="0.492cm" svg:x="16.589cm" svg:y="11.859cm">
          <text:p text:style-name="P4"/>
        </draw:rect>
        <draw:g draw:id="id37">
          <draw:circle draw:style-name="gr11" draw:layer="layout" svg:width="1.09cm" svg:height="1.09cm" svg:x="8.272cm" svg:y="10.363cm">
            <text:p text:style-name="P4"/>
          </draw:circle>
          <draw:frame draw:style-name="gr12" draw:text-style-name="P29" draw:layer="layout" svg:width="4.723cm" svg:height="0.945cm" svg:x="1.364cm" svg:y="10.363cm">
            <draw:text-box>
              <text:p text:style-name="P4"><text:span text:style-name="T19">First index</text:span></text:p>
            </draw:text-box>
          </draw:frame>
          <draw:line draw:style-name="gr13" draw:text-style-name="P28" draw:layer="layout" svg:x1="5.999cm" svg:y1="10.882cm" svg:x2="8.414cm" svg:y2="10.882cm">
            <text:p text:style-name="P4"/>
          </draw:line>
        </draw:g>
        <draw:polyline draw:style-name="gr14" draw:text-style-name="P30" draw:id="id36" draw:layer="layout" svg:width="10.027cm" svg:height="0cm" svg:x="8.336cm" svg:y="13.249cm" svg:viewBox="0 0 10028 1" draw:points="0,0 10027,0">
          <text:p text:style-name="P4"><text:span text:style-name="T20"/></text:p>
          <text:p text:style-name="P4"><text:span text:style-name="T19">10 elements</text:span></text:p>
        </draw:polyline>
        <draw:g draw:id="id39">
          <draw:frame draw:style-name="gr12" draw:text-style-name="P29" draw:layer="layout" svg:width="7.97cm" svg:height="0.945cm" svg:x="19.948cm" svg:y="11.564cm">
            <draw:text-box>
              <text:p text:style-name="P4"><text:span text:style-name="T19">Element at index 8</text:span></text:p>
            </draw:text-box>
          </draw:frame>
          <draw:line draw:style-name="gr13" draw:text-style-name="P28" draw:layer="layout" svg:x1="20.105cm" svg:y1="12.082cm" svg:x2="17.099cm" svg:y2="12.082cm">
            <text:p text:style-name="P4"/>
          </draw: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Array at a Glan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6" smil:attributeName="visibility" smil:to="visible"/>
                  <anim:transitionFilter smil:dur="1s" smil:targetElement="id3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7" smil:attributeName="visibility" smil:to="visible"/>
                  <anim:transitionFilter smil:dur="1s" smil:targetElement="id3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8" smil:attributeName="visibility" smil:to="visible"/>
                  <anim:transitionFilter smil:dur="1s" smil:targetElement="id3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39" smil:attributeName="visibility" smil:to="visible"/>
                  <anim:transitionFilter smil:dur="1s" smil:targetElement="id3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s in Java" draw:style-name="dp1" draw:master-page-name="Normal1" presentation:presentation-page-layout-name="AL2T1">
        <draw:g>
          <draw:rect draw:style-name="gr8" draw:layer="layout" svg:width="0.983cm" svg:height="0.983cm" svg:x="8.34cm" svg:y="11.588cm">
            <text:p text:style-name="P4"/>
          </draw:rect>
          <draw:rect draw:style-name="gr8" draw:layer="layout" svg:width="0.983cm" svg:height="0.983cm" svg:x="9.341cm" svg:y="11.588cm">
            <text:p text:style-name="P4"/>
          </draw:rect>
          <draw:rect draw:style-name="gr8" draw:layer="layout" svg:width="0.983cm" svg:height="0.983cm" svg:x="10.342cm" svg:y="11.588cm">
            <text:p text:style-name="P4"/>
          </draw:rect>
          <draw:rect draw:style-name="gr8" draw:layer="layout" svg:width="0.983cm" svg:height="0.983cm" svg:x="11.343cm" svg:y="11.588cm">
            <text:p text:style-name="P4"/>
          </draw:rect>
          <draw:rect draw:style-name="gr8" draw:layer="layout" svg:width="0.983cm" svg:height="0.983cm" svg:x="12.344cm" svg:y="11.588cm">
            <text:p text:style-name="P4"/>
          </draw:rect>
          <draw:rect draw:style-name="gr8" draw:layer="layout" svg:width="0.983cm" svg:height="0.983cm" svg:x="13.345cm" svg:y="11.588cm">
            <text:p text:style-name="P4"/>
          </draw:rect>
          <draw:rect draw:style-name="gr8" draw:layer="layout" svg:width="0.983cm" svg:height="0.983cm" svg:x="14.346cm" svg:y="11.588cm">
            <text:p text:style-name="P4"/>
          </draw:rect>
          <draw:rect draw:style-name="gr8" draw:layer="layout" svg:width="0.983cm" svg:height="0.983cm" svg:x="15.347cm" svg:y="11.588cm">
            <text:p text:style-name="P4"/>
          </draw:rect>
          <draw:rect draw:style-name="gr8" draw:layer="layout" svg:width="0.983cm" svg:height="0.983cm" svg:x="16.348cm" svg:y="11.588cm">
            <text:p text:style-name="P4"/>
          </draw:rect>
          <draw:rect draw:style-name="gr8" draw:layer="layout" svg:width="0.983cm" svg:height="0.983cm" svg:x="17.349cm" svg:y="11.588cm">
            <text:p text:style-name="P4"/>
          </draw:rect>
        </draw:g>
        <draw:frame draw:style-name="gr7" draw:text-style-name="P4" draw:layer="layout" svg:width="1.196cm" svg:height="6.943cm" svg:x="0cm" svg:y="14.07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draw:style-name="gr9" draw:text-style-name="P27" draw:layer="layout" svg:width="1.001cm" svg:height="0.869cm" svg:x="8.34cm" svg:y="10.489cm">
          <draw:text-box>
            <text:p text:style-name="P4"><text:span text:style-name="T18">0</text:span></text:p>
          </draw:text-box>
        </draw:frame>
        <draw:frame draw:style-name="gr9" draw:text-style-name="P27" draw:layer="layout" svg:width="1.001cm" svg:height="0.869cm" svg:x="9.341cm" svg:y="10.49cm">
          <draw:text-box>
            <text:p text:style-name="P4"><text:span text:style-name="T18">1</text:span></text:p>
          </draw:text-box>
        </draw:frame>
        <draw:frame draw:style-name="gr9" draw:text-style-name="P27" draw:layer="layout" svg:width="1.001cm" svg:height="0.869cm" svg:x="10.341cm" svg:y="10.49cm">
          <draw:text-box>
            <text:p text:style-name="P4"><text:span text:style-name="T18">2</text:span></text:p>
          </draw:text-box>
        </draw:frame>
        <draw:frame draw:style-name="gr9" draw:text-style-name="P27" draw:layer="layout" svg:width="1.001cm" svg:height="0.869cm" svg:x="11.341cm" svg:y="10.49cm">
          <draw:text-box>
            <text:p text:style-name="P4"><text:span text:style-name="T18">3</text:span></text:p>
          </draw:text-box>
        </draw:frame>
        <draw:frame draw:style-name="gr9" draw:text-style-name="P27" draw:layer="layout" svg:width="1.001cm" svg:height="0.869cm" svg:x="12.341cm" svg:y="10.49cm">
          <draw:text-box>
            <text:p text:style-name="P4"><text:span text:style-name="T18">4</text:span></text:p>
          </draw:text-box>
        </draw:frame>
        <draw:frame draw:style-name="gr9" draw:text-style-name="P27" draw:layer="layout" svg:width="1.001cm" svg:height="0.869cm" svg:x="13.341cm" svg:y="10.49cm">
          <draw:text-box>
            <text:p text:style-name="P4"><text:span text:style-name="T18">5</text:span></text:p>
          </draw:text-box>
        </draw:frame>
        <draw:frame draw:style-name="gr9" draw:text-style-name="P27" draw:layer="layout" svg:width="1.001cm" svg:height="0.869cm" svg:x="14.341cm" svg:y="10.49cm">
          <draw:text-box>
            <text:p text:style-name="P4"><text:span text:style-name="T18">6</text:span></text:p>
          </draw:text-box>
        </draw:frame>
        <draw:frame draw:style-name="gr9" draw:text-style-name="P27" draw:layer="layout" svg:width="1.001cm" svg:height="0.869cm" svg:x="15.341cm" svg:y="10.49cm">
          <draw:text-box>
            <text:p text:style-name="P4"><text:span text:style-name="T18">7</text:span></text:p>
          </draw:text-box>
        </draw:frame>
        <draw:frame draw:style-name="gr9" draw:text-style-name="P27" draw:layer="layout" svg:width="1.001cm" svg:height="0.869cm" svg:x="16.341cm" svg:y="10.49cm">
          <draw:text-box>
            <text:p text:style-name="P4"><text:span text:style-name="T18">8</text:span></text:p>
          </draw:text-box>
        </draw:frame>
        <draw:frame draw:style-name="gr9" draw:text-style-name="P27" draw:layer="layout" svg:width="1.001cm" svg:height="0.869cm" svg:x="17.341cm" svg:y="10.49cm">
          <draw:text-box>
            <text:p text:style-name="P4"><text:span text:style-name="T18">9</text:span></text:p>
          </draw:text-box>
        </draw:frame>
        <draw:rect draw:style-name="gr10" draw:text-style-name="P28" draw:id="id41" draw:layer="layout" svg:width="0.492cm" svg:height="0.492cm" svg:x="16.589cm" svg:y="11.859cm">
          <text:p text:style-name="P4"/>
        </draw:rect>
        <draw:line draw:style-name="gr14" draw:text-style-name="P30" draw:id="id40" draw:layer="layout" svg:x1="8.336cm" svg:y1="13.249cm" svg:x2="18.363cm" svg:y2="13.249cm">
          <text:p text:style-name="P4"><text:span text:style-name="T20"/></text:p>
          <text:p text:style-name="P4"><text:span text:style-name="T19">array</text:span><text:span text:style-name="T21">.length</text:span></text:p>
        </draw:line>
        <draw:g draw:id="id42">
          <draw:frame draw:style-name="gr12" draw:text-style-name="P29" draw:layer="layout" svg:width="7.97cm" svg:height="0.945cm" svg:x="19.948cm" svg:y="11.564cm">
            <draw:text-box>
              <text:p text:style-name="P4"><text:span text:style-name="T19">array</text:span><text:span text:style-name="T21">[8]</text:span></text:p>
            </draw:text-box>
          </draw:frame>
          <draw:line draw:style-name="gr13" draw:text-style-name="P28" draw:layer="layout" svg:x1="20.105cm" svg:y1="12.082cm" svg:x2="17.099cm" svg:y2="12.082cm">
            <text:p text:style-name="P4"/>
          </draw: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Arrays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0" smil:attributeName="visibility" smil:to="visible"/>
                  <anim:transitionFilter smil:dur="1s" smil:targetElement="id4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1" smil:attributeName="visibility" smil:to="visible"/>
                  <anim:transitionFilter smil:dur="1s" smil:targetElement="id4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42" smil:attributeName="visibility" smil:to="visible"/>
                  <anim:transitionFilter smil:dur="1s" smil:targetElement="id4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Arrays in Java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24" draw:text-style-name="P10" draw:layer="layout" svg:width="22.414cm" svg:height="14.007cm" svg:x="3.391cm" svg:y="5.612cm" presentation:class="outline" presentation:user-transformed="true">
          <draw:text-box>
            <text:list text:style-name="L3">
              <text:list-item>
                <text:p text:id="id43" text:style-name="P22"><text:span text:style-name="T3">Syntax</text:span></text:p>
              </text:list-item>
            </text:list>
            <text:list text:style-name="L3">
              <text:list-item>
                <text:list>
                  <text:list-item>
                    <text:p text:id="id44" text:style-name="P23"><text:span text:style-name="T2">With late size decla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5" text:style-name="P31"><text:span text:style-name="T14">&lt;type&gt;[] &lt;name&gt;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6" text:style-name="P31"><text:span text:style-name="T14">&lt;name&gt; = new &lt;type&gt;[&lt;size&gt;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7" text:style-name="P23"><text:span text:style-name="T2">Declaring siz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8" text:style-name="P31"><text:span text:style-name="T14">&lt;type&gt;[] &lt;name&gt; = new &lt;type&gt;[&lt;size&gt;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49" text:style-name="P21"><text:span text:style-name="T3">Example</text:span></text:p>
              </text:list-item>
            </text:list>
            <text:list text:style-name="L3">
              <text:list-item>
                <text:list>
                  <text:list-item>
                    <text:p text:id="id50" text:style-name="P26"><text:span text:style-name="T14">int[] myNumber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1" text:style-name="P26"><text:span text:style-name="T14">myNumbers = new int[3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2" text:style-name="P26"><text:span text:style-name="T14">int[] myNumbers = new int[3];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Creating Arrays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ccessing Arrays in Java" draw:style-name="dp1" draw:master-page-name="Normal1" presentation:presentation-page-layout-name="AL2T1">
        <draw:frame presentation:style-name="pr25" draw:text-style-name="P32" draw:layer="layout" svg:width="18.765cm" svg:height="12.255cm" svg:x="5.216cm" svg:y="6.512cm" presentation:class="outline" presentation:user-transformed="true">
          <draw:text-box>
            <text:list text:style-name="L3">
              <text:list-item>
                <text:p text:id="id53" text:style-name="P32">Syntax</text:p>
              </text:list-item>
            </text:list>
            <text:list text:style-name="L3">
              <text:list-item>
                <text:list>
                  <text:list-item>
                    <text:p text:id="id54" text:style-name="P33"><text:span text:style-name="T14">&lt;arrayName&gt;[index] = &lt;newValue&gt;;</text:span></text:p>
                  </text:list-item>
                </text:list>
              </text:list-item>
            </text:list>
            <text:list text:style-name="L3">
              <text:list-item>
                <text:p text:id="id55" text:style-name="P32">Example</text:p>
              </text:list-item>
            </text:list>
            <text:list text:style-name="L3">
              <text:list-item>
                <text:list>
                  <text:list-item>
                    <text:p text:id="id56" text:style-name="P34"><text:span text:style-name="T14">myNumber[2] = 0;</text:span></text:p>
                  </text:list-item>
                </text:list>
              </text:list-item>
            </text:list>
            <text:list text:style-name="L3">
              <text:list-item>
                <text:p text:id="id57" text:style-name="P32"><text:span text:style-name="T3">Array length</text:span></text:p>
              </text:list-item>
            </text:list>
            <text:list text:style-name="L3">
              <text:list-item>
                <text:list>
                  <text:list-item>
                    <text:p text:id="id58" text:style-name="P23"><text:span text:style-name="T14">&lt;arrayName&gt;.length</text:span></text:p>
                  </text:list-item>
                </text:list>
              </text:list-item>
            </text:list>
            <text:list text:style-name="L3">
              <text:list-item>
                <text:p text:id="id59" text:style-name="P32"><text:span text:style-name="T3">Example</text:span></text:p>
              </text:list-item>
            </text:list>
            <text:list text:style-name="L3">
              <text:list-item>
                <text:list>
                  <text:list-item>
                    <text:p text:id="id60" text:style-name="P23"><text:span text:style-name="T14">myNumber.length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Accessing Arrays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plex Arrays in Java" draw:style-name="dp1" draw:master-page-name="Normal1" presentation:presentation-page-layout-name="AL2T1">
        <draw:frame presentation:style-name="pr26" draw:text-style-name="P10" draw:layer="layout" svg:width="22.281cm" svg:height="13.541cm" svg:x="3.458cm" svg:y="5.912cm" presentation:class="outline" presentation:user-transformed="true">
          <draw:text-box>
            <text:list text:style-name="L3">
              <text:list-item>
                <text:p text:id="id61" text:style-name="P32">Object arrays</text:p>
              </text:list-item>
            </text:list>
            <text:list text:style-name="L3">
              <text:list-item>
                <text:list>
                  <text:list-item>
                    <text:p text:id="id62" text:style-name="P33"><text:span text:style-name="T14">Cat[] allMyCats = new Cat[2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3" text:style-name="P33"><text:span text:style-name="T14">Cat felix = allMyCats[0];</text:span></text:p>
                  </text:list-item>
                </text:list>
              </text:list-item>
            </text:list>
            <text:list text:style-name="L3">
              <text:list-item>
                <text:p text:id="id64" text:style-name="P32"><text:span text:style-name="T3">Arrays of arrays</text:span></text:p>
              </text:list-item>
            </text:list>
            <text:list text:style-name="L3">
              <text:list-item>
                <text:list>
                  <text:list-item>
                    <text:p text:id="id65" text:style-name="P23"><text:span text:style-name="T14">int[][] myNumbers = new int[2][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6" text:style-name="P23"><text:span text:style-name="T14">myNumbers[0] = new int[3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7" text:style-name="P23"><text:span text:style-name="T14">myNumbers[1] = new int[1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8" text:style-name="P23"><text:span text:style-name="T14">int[] myPositiveNumbers = myNumbers[0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9" text:style-name="P23"><text:span text:style-name="T14">myPositiveNumbers[2] = 13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0" text:style-name="P23"><text:span text:style-name="T14">myNumbers[0][2] = 13;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Complex Arrays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ortcut for Array Creation" draw:style-name="dp1" draw:master-page-name="Normal1" presentation:presentation-page-layout-name="AL2T1">
        <draw:frame presentation:style-name="pr27" draw:text-style-name="P32" draw:layer="layout" svg:width="24.307cm" svg:height="10.737cm" svg:x="2.445cm" svg:y="7.412cm" presentation:class="outline" presentation:user-transformed="true">
          <draw:text-box>
            <text:list text:style-name="L3">
              <text:list-item>
                <text:p text:id="id71" text:style-name="P32">Syntax</text:p>
              </text:list-item>
            </text:list>
            <text:list text:style-name="L3">
              <text:list-item>
                <text:list>
                  <text:list-item>
                    <text:p text:id="id72" text:style-name="P33"><text:span text:style-name="T14">&lt;type&gt;[] &lt;name&gt; = {&lt;value1&gt;, &lt;value2&gt;};</text:span></text:p>
                  </text:list-item>
                </text:list>
              </text:list-item>
            </text:list>
            <text:list text:style-name="L3">
              <text:list-item>
                <text:p text:id="id73" text:style-name="P32">Example</text:p>
              </text:list-item>
            </text:list>
            <text:list text:style-name="L3">
              <text:list-item>
                <text:list>
                  <text:list-item>
                    <text:p text:id="id74" text:style-name="P34"><text:span text:style-name="T14">int[] MyPreferredNumber = { 3, 7, 13}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5" text:style-name="P34"><text:span text:style-name="T14">IAnimal[] myAnimals = {</text:span><text:span text:style-name="T14"><text:line-break/></text:span><text:span text:style-name="T14"> <text:s text:c="14"/>new Cat(“Felix”, “1200”),</text:span><text:span text:style-name="T14"><text:line-break/></text:span><text:span text:style-name="T14"> <text:s text:c="14"/>new Cat(“Garfield”, “5000”),</text:span><text:span text:style-name="T14"><text:line-break/></text:span><text:span text:style-name="T14"> <text:s text:c="14"/>new Dog(“Scooby”, “7000”) };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hortcut for Array Cre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 Example" draw:style-name="dp1" draw:master-page-name="Normal1" presentation:presentation-page-layout-name="AL2T1">
        <draw:g>
          <draw:frame presentation:style-name="pr28" draw:text-style-name="P8" draw:layer="layout" svg:width="13.576cm" svg:height="7.058cm" svg:x="7.81cm" svg:y="8.702cm">
            <draw:text-box>
              <text:p text:style-name="P7"><text:span text:style-name="T7">Animals I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7" draw:text-style-name="P4" draw:layer="layout" svg:width="1.196cm" svg:height="6.943cm" svg:x="0cm" svg:y="14.071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Array 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valuation of Arrays" draw:style-name="dp1" draw:master-page-name="Normal1" presentation:presentation-page-layout-name="AL2T1">
        <draw:frame presentation:style-name="pr29" draw:text-style-name="P35" draw:layer="layout" svg:width="10.994cm" svg:height="8.127cm" svg:x="9.101cm" svg:y="8.501cm" presentation:class="outline" presentation:user-transformed="true">
          <draw:text-box>
            <text:list text:style-name="L3">
              <text:list-item>
                <text:p text:id="id76" text:style-name="P21"><text:span text:style-name="T3">Advantages</text:span></text:p>
              </text:list-item>
            </text:list>
            <text:list text:style-name="L3">
              <text:list-item>
                <text:list>
                  <text:list-item>
                    <text:p text:id="id77" text:style-name="P23"><text:span text:style-name="T3">Fast</text:span></text:p>
                  </text:list-item>
                </text:list>
              </text:list-item>
            </text:list>
            <text:list text:style-name="L3">
              <text:list-item>
                <text:p text:id="id78" text:style-name="P21"><text:span text:style-name="T3">Drawbacks</text:span></text:p>
              </text:list-item>
            </text:list>
            <text:list text:style-name="L3">
              <text:list-item>
                <text:list>
                  <text:list-item>
                    <text:p text:id="id79" text:style-name="P23"><text:span text:style-name="T3">Fixed-leng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0" text:style-name="P23"><text:span text:style-name="T3">One type of data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A</text:p>
            <text:p text:style-name="P4">R</text:p>
            <text:p text:style-name="P4">R</text:p>
            <text:p text:style-name="P4">A</text:p>
            <text:p text:style-name="P4">Y</text:p>
            <text:p text:style-name="P4">S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Evaluation of Array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llection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llections</text:p>
          </draw:text-box>
        </draw:frame>
        <presentation:notes draw:style-name="dp2">
          <draw:page-thumbnail draw:style-name="gr6" draw:layer="layout" svg:width="12.7cm" svg:height="9.525cm" svg:x="4.175cm" svg:y="3.005cm" draw:page-number="24" presentation:class="page"/>
          <draw:frame presentation:style-name="pr30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llection Definition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g>
          <draw:frame presentation:style-name="pr31" draw:text-style-name="P8" draw:layer="layout" svg:width="13.576cm" svg:height="7.058cm" svg:x="7.81cm" svg:y="8.702cm">
            <draw:text-box>
              <text:p text:style-name="P7"><text:span text:style-name="T7">A</text:span><text:span text:style-name="T8"> collection </text:span><text:span text:style-name="T7">is an object that </text:span><text:span text:style-name="T8">groups multiple objects</text:span><text:span text:style-name="T7"> into a single unit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Collection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ic Collection Types" draw:style-name="dp1" draw:master-page-name="Normal1" presentation:presentation-page-layout-name="AL2T1">
        <draw:frame presentation:style-name="pr32" draw:text-style-name="P35" draw:layer="layout" svg:width="12.414cm" svg:height="9.891cm" svg:x="8.391cm" svg:y="7.601cm" presentation:class="outline" presentation:user-transformed="true">
          <draw:text-box>
            <text:list text:style-name="L3">
              <text:list-item>
                <text:p text:id="id81" text:style-name="P21"><text:span text:style-name="T3">Set</text:span></text:p>
              </text:list-item>
            </text:list>
            <text:list text:style-name="L3">
              <text:list-item>
                <text:list>
                  <text:list-item>
                    <text:p text:id="id82" text:style-name="P23"><text:span text:style-name="T3">e.g. a CD collection</text:span></text:p>
                  </text:list-item>
                </text:list>
              </text:list-item>
            </text:list>
            <text:list text:style-name="L3">
              <text:list-item>
                <text:p text:id="id83" text:style-name="P21"><text:span text:style-name="T3">List</text:span></text:p>
              </text:list-item>
            </text:list>
            <text:list text:style-name="L3">
              <text:list-item>
                <text:list>
                  <text:list-item>
                    <text:p text:id="id84" text:style-name="P23"><text:span text:style-name="T3">e.g. week days </text:span></text:p>
                  </text:list-item>
                </text:list>
              </text:list-item>
            </text:list>
            <text:list text:style-name="L3">
              <text:list-item>
                <text:p text:id="id85" text:style-name="P21"><text:span text:style-name="T3">Map</text:span></text:p>
              </text:list-item>
            </text:list>
            <text:list text:style-name="L3">
              <text:list-item>
                <text:list>
                  <text:list-item>
                    <text:p text:id="id86" text:style-name="P23"><text:span text:style-name="T3">e.g. a phone book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Basic Collection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t definition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g>
          <draw:frame presentation:style-name="pr33" draw:text-style-name="P8" draw:layer="layout" svg:width="13.576cm" svg:height="7.058cm" svg:x="7.81cm" svg:y="8.702cm">
            <draw:text-box>
              <text:p text:style-name="P7"><text:span text:style-name="T7">A</text:span><text:span text:style-name="T8"> set </text:span><text:span text:style-name="T7">is a collection that </text:span><text:span text:style-name="T8">cannot contain duplicate</text:span><text:span text:style-name="T7"> elements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Set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st definition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g>
          <draw:frame presentation:style-name="pr34" draw:text-style-name="P8" draw:layer="layout" svg:width="13.576cm" svg:height="7.058cm" svg:x="7.81cm" svg:y="8.702cm">
            <draw:text-box>
              <text:p text:style-name="P7"><text:span text:style-name="T7">A</text:span><text:span text:style-name="T8"> list </text:span><text:span text:style-name="T7">is an </text:span><text:span text:style-name="T8">ordered</text:span><text:span text:style-name="T7"> collection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List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ap Definition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g>
          <draw:frame presentation:style-name="pr35" draw:text-style-name="P8" draw:layer="layout" svg:width="13.576cm" svg:height="7.058cm" svg:x="7.81cm" svg:y="8.702cm">
            <draw:text-box>
              <text:p text:style-name="P7"><text:span text:style-name="T7">A</text:span><text:span text:style-name="T8"> map </text:span><text:span text:style-name="T7">is a collection that </text:span><text:span text:style-name="T8">associates keys to values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Map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the Java Collections Framework" draw:style-name="dp1" draw:master-page-name="Section" presentation:presentation-page-layout-name="AL3T19">
        <draw:frame presentation:style-name="pr6" draw:text-style-name="P4" draw:layer="layout" svg:width="14.7cm" svg:height="4.252cm" svg:x="3.8cm" svg:y="8.042cm" presentation:class="title" presentation:user-transformed="true">
          <draw:text-box>
            <text:p text:style-name="P4">The Java<text:span text:style-name="T5">™</text:span> Collections Framework</text:p>
          </draw:text-box>
        </draw:frame>
        <presentation:notes draw:style-name="dp2">
          <draw:page-thumbnail draw:style-name="gr6" draw:layer="layout" svg:width="12.7cm" svg:height="9.525cm" svg:x="4.175cm" svg:y="3.005cm" draw:page-number="30" presentation:class="page"/>
          <draw:frame presentation:style-name="pr3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 set of interfaces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g draw:id="id88">
          <draw:connector draw:style-name="gr16" draw:text-style-name="P28" draw:layer="layout" draw:type="line" svg:x1="10.935cm" svg:y1="11.514cm" svg:x2="7.403cm" svg:y2="16.445cm" draw:start-shape="id1" draw:start-glue-point="2" draw:end-shape="id2" draw:end-glue-point="0">
            <text:p text:style-name="P4"/>
          </draw:connector>
          <draw:connector draw:style-name="gr16" draw:text-style-name="P28" draw:layer="layout" draw:type="line" svg:x1="10.935cm" svg:y1="11.514cm" svg:x2="14.467cm" svg:y2="16.446cm" draw:start-shape="id1" draw:start-glue-point="2" draw:end-shape="id3" draw:end-glue-point="0">
            <text:p text:style-name="P4"/>
          </draw:connector>
          <draw:rect draw:style-name="gr1" draw:text-style-name="P37" draw:id="id1" draw:layer="layout" svg:width="6.381cm" svg:height="1.776cm" svg:x="7.745cm" svg:y="9.738cm">
            <text:p text:style-name="P4"><text:span text:style-name="T22">Collection</text:span></text:p>
          </draw:rect>
          <draw:rect draw:style-name="gr1" draw:text-style-name="P37" draw:layer="layout" svg:width="6.381cm" svg:height="1.776cm" svg:x="19.159cm" svg:y="9.738cm">
            <text:p text:style-name="P4"><text:span text:style-name="T22">Map</text:span></text:p>
          </draw:rect>
          <draw:rect draw:style-name="gr1" draw:text-style-name="P37" draw:id="id2" draw:layer="layout" svg:width="6.381cm" svg:height="1.776cm" svg:x="4.213cm" svg:y="16.445cm">
            <text:p text:style-name="P4"><text:span text:style-name="T22">Set</text:span></text:p>
          </draw:rect>
          <draw:rect draw:style-name="gr1" draw:text-style-name="P37" draw:id="id3" draw:layer="layout" svg:width="6.382cm" svg:height="1.776cm" svg:x="11.276cm" svg:y="16.446cm">
            <text:p text:style-name="P4"><text:span text:style-name="T22">List</text:span></text:p>
          </draw:rect>
        </draw:g>
        <draw:frame presentation:style-name="pr37" draw:text-style-name="P35" draw:layer="layout" svg:width="14.73cm" svg:height="1.582cm" svg:x="6.535cm" svg:y="7.002cm" presentation:class="outline" presentation:user-transformed="true">
          <draw:text-box>
            <text:list text:style-name="L3">
              <text:list-item>
                <text:p text:id="id87" text:style-name="P21"><text:span text:style-name="T3">The </text:span><text:span text:style-name="T16">java.util</text:span><text:span text:style-name="T3"> package</text:span></text:p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A Set of Interfac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8" smil:attributeName="visibility" smil:to="visible"/>
                  <anim:transitionFilter smil:dur="1s" smil:targetElement="id8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Collection Interface" draw:style-name="dp1" draw:master-page-name="Normal1" presentation:presentation-page-layout-name="AL2T1">
        <draw:frame presentation:style-name="pr38" draw:text-style-name="P38" draw:layer="layout" svg:width="17.372cm" svg:height="13.476cm" svg:x="5.912cm" svg:y="6.001cm" presentation:class="outline" presentation:user-transformed="true">
          <draw:text-box>
            <text:list text:style-name="L3">
              <text:list-item>
                <text:p text:style-name="P24"><text:span text:style-name="T23">Basic Operations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nt size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boolean isEmpty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boolean contains(Object element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add(Object element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remove(Object element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terator iterator();</text:span></text:p>
              </text:list-item>
            </text:list>
            <text:list text:style-name="L3">
              <text:list-item>
                <text:p text:style-name="P24"><text:span text:style-name="T23">Bulk Operations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boolean containsAll(Collection c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addAll(Collection c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removeAll(Collection c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retainAll(Collection c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void clear();</text:span></text:p>
              </text:list-item>
            </text:list>
            <text:list text:style-name="L3">
              <text:list-item>
                <text:p text:style-name="P24"><text:span text:style-name="T23">Array Operations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Object[] toArray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Object[] toArray(Object a[]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Collection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Iterator Interface" draw:style-name="dp1" draw:master-page-name="Normal1" presentation:presentation-page-layout-name="AL2T1">
        <draw:frame presentation:style-name="pr39" draw:text-style-name="P40" draw:layer="layout" svg:width="24.647cm" svg:height="11.817cm" svg:x="2.275cm" svg:y="7.129cm" presentation:class="outline" presentation:user-transformed="true">
          <draw:text-box>
            <text:list text:style-name="L3">
              <text:list-item>
                <text:p text:style-name="P24"><text:span text:style-name="T12">public interface Iterator {</text:span></text:p>
              </text:list-item>
            </text:list>
            <text:list text:style-name="L3">
              <text:list-item>
                <text:p text:style-name="P13"><text:span text:style-name="T12"><text:s text:c="8"/></text:span><text:span text:style-name="T12">boolean hasNext();</text:span></text:p>
              </text:list-item>
            </text:list>
            <text:list text:style-name="L3">
              <text:list-item>
                <text:p text:style-name="P13"><text:span text:style-name="T12"><text:s text:c="8"/></text:span><text:span text:style-name="T12">Object next();</text:span></text:p>
              </text:list-item>
            </text:list>
            <text:list text:style-name="L3">
              <text:list-item>
                <text:p text:style-name="P13"><text:span text:style-name="T13"><text:s text:c="8"/></text:span><text:span text:style-name="T13">void remove();</text:span></text:p>
              </text:list-item>
            </text:list>
            <text:list text:style-name="L3">
              <text:list-item>
                <text:p text:style-name="P13"><text:span text:style-name="T12"><text:s/></text:span><text:span text:style-name="T12">}</text:span></text:p>
              </text:list-item>
            </text:list>
            <text:list text:style-name="L3">
              <text:list-item>
                <text:p text:style-name="P39"><text:span text:style-name="T3">Example</text:span></text:p>
              </text:list-item>
            </text:list>
            <text:list text:style-name="L3">
              <text:list-item>
                <text:p text:style-name="P13"><text:span text:style-name="T26"><text:s text:c="7"/></text:span><text:span text:style-name="T24">Collection myAnimals;</text:span></text:p>
              </text:list-item>
            </text:list>
            <text:list text:style-name="L3">
              <text:list-item>
                <text:p text:style-name="P13"><text:span text:style-name="T24"><text:s text:c="3"/></text:span><text:span text:style-name="T24">for (Iterator i = myAnimals.iterator();i.hasNext();){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animal animal = (Ianimal) i.next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System.out.println(“Found “+animal.getName());</text:span></text:p>
              </text:list-item>
            </text:list>
            <text:list text:style-name="L3">
              <text:list-item>
                <text:p text:style-name="P13"><text:span text:style-name="T24"><text:s text:c="3"/></text:span><text:span text:style-name="T24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Iterator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Set Interface" draw:style-name="dp1" draw:master-page-name="Normal1" presentation:presentation-page-layout-name="AL2T1">
        <draw:frame presentation:style-name="pr38" draw:text-style-name="P38" draw:layer="layout" svg:width="17.428cm" svg:height="13.476cm" svg:x="5.884cm" svg:y="6.019cm" presentation:class="outline" presentation:user-transformed="true">
          <draw:text-box>
            <text:list text:style-name="L3">
              <text:list-item>
                <text:p text:style-name="P24"><text:span text:style-name="T23">Basic Operations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nt size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boolean isEmpty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boolean contains(Object element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add(Object element); <text:s text:c="3"/>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remove(Object element); 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terator iterator();</text:span></text:p>
              </text:list-item>
            </text:list>
            <text:list text:style-name="L3">
              <text:list-item>
                <text:p text:style-name="P24"><text:span text:style-name="T23">Bulk Operations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boolean containsAll(Collection c);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addAll(Collection c); <text:s text:c="3"/>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removeAll(Collection c); 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boolean retainAll(Collection c); </text:span></text:p>
              </text:list-item>
            </text:list>
            <text:list text:style-name="L3">
              <text:list-item>
                <text:p text:style-name="P13"><text:span text:style-name="T25"><text:s text:c="6"/></text:span><text:span text:style-name="T25">void clear(); <text:s text:c="2"/></text:span></text:p>
              </text:list-item>
            </text:list>
            <text:list text:style-name="L3">
              <text:list-item>
                <text:p text:style-name="P24"><text:span text:style-name="T23">Array Operations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Object[] toArray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Object[] toArray(Object a[]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Set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List Interface" draw:style-name="dp1" draw:master-page-name="Normal1" presentation:presentation-page-layout-name="AL2T1">
        <draw:frame presentation:style-name="pr40" draw:text-style-name="P40" draw:layer="layout" svg:width="23.339cm" svg:height="12.101cm" svg:x="2.929cm" svg:y="6.601cm" presentation:class="outline" presentation:user-transformed="true">
          <draw:text-box>
            <text:list text:style-name="L3">
              <text:list-item>
                <text:p text:style-name="P24"><text:span text:style-name="T23">Positional Access</text:span></text:p>
              </text:list-item>
            </text:list>
            <text:list text:style-name="L3">
              <text:list-item>
                <text:p text:style-name="P13"><text:span text:style-name="T24"><text:s text:c="5"/></text:span><text:span text:style-name="T24">Object get(int index);</text:span></text:p>
              </text:list-item>
            </text:list>
            <text:list text:style-name="L3">
              <text:list-item>
                <text:p text:style-name="P13"><text:span text:style-name="T24"><text:s text:c="5"/></text:span><text:span text:style-name="T25">Object set(int index, Object element);</text:span><text:span text:style-name="T24"> </text:span></text:p>
              </text:list-item>
            </text:list>
            <text:list text:style-name="L3">
              <text:list-item>
                <text:p text:style-name="P13"><text:span text:style-name="T24"><text:s text:c="5"/></text:span><text:span text:style-name="T25">void add(int index, Object element);</text:span><text:span text:style-name="T24"> <text:s text:c="2"/></text:span></text:p>
              </text:list-item>
            </text:list>
            <text:list text:style-name="L3">
              <text:list-item>
                <text:p text:style-name="P13"><text:span text:style-name="T24"><text:s text:c="5"/></text:span><text:span text:style-name="T25">Object remove(int index);</text:span><text:span text:style-name="T24"> <text:s text:c="13"/></text:span></text:p>
              </text:list-item>
            </text:list>
            <text:list text:style-name="L3">
              <text:list-item>
                <text:p text:style-name="P13"><text:span text:style-name="T24"><text:s text:c="5"/></text:span><text:span text:style-name="T25">abstract boolean addAll(int index, Collection c);</text:span></text:p>
              </text:list-item>
            </text:list>
            <text:list text:style-name="L3">
              <text:list-item>
                <text:p text:style-name="P24"><text:span text:style-name="T23">Search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nt indexOf(Object o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int lastIndexOf(Object o);</text:span></text:p>
              </text:list-item>
            </text:list>
            <text:list text:style-name="L3">
              <text:list-item>
                <text:p text:style-name="P24"><text:span text:style-name="T23">Iteration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ListIterator listIterator();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ListIterator listIterator(int index);</text:span></text:p>
              </text:list-item>
            </text:list>
            <text:list text:style-name="L3">
              <text:list-item>
                <text:p text:style-name="P24"><text:span text:style-name="T23">Range-view</text:span></text:p>
              </text:list-item>
            </text:list>
            <text:list text:style-name="L3">
              <text:list-item>
                <text:p text:style-name="P13"><text:span text:style-name="T24"><text:s text:c="6"/></text:span><text:span text:style-name="T24">List subList(int from, int to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List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ListIterator interface" draw:style-name="dp1" draw:master-page-name="Normal1" presentation:presentation-page-layout-name="AL2T1">
        <draw:frame presentation:style-name="pr41" draw:text-style-name="P41" draw:layer="layout" svg:width="16.535cm" svg:height="11.533cm" svg:x="6.331cm" svg:y="7.029cm" presentation:class="outline" presentation:user-transformed="true">
          <draw:text-box>
            <text:list text:style-name="L3">
              <text:list-item>
                <text:p text:style-name="P24"><text:span text:style-name="T14">public interface ListIterator </text:span><text:span text:style-name="T14"><text:line-break/></text:span><text:span text:style-name="T14"> <text:s text:c="8"/>extends Iterator{</text:span></text:p>
              </text:list-item>
            </text:list>
            <text:list text:style-name="L3">
              <text:list-item>
                <text:p text:style-name="P13"><text:span text:style-name="T14"><text:s text:c="6"/></text:span><text:span text:style-name="T14">boolean hasNext();</text:span></text:p>
              </text:list-item>
            </text:list>
            <text:list text:style-name="L3">
              <text:list-item>
                <text:p text:style-name="P13"><text:span text:style-name="T14"><text:s text:c="6"/></text:span><text:span text:style-name="T14">Object next();</text:span></text:p>
              </text:list-item>
            </text:list>
            <text:list text:style-name="L3">
              <text:list-item>
                <text:p text:style-name="P13"><text:span text:style-name="T14"><text:s text:c="6"/></text:span><text:span text:style-name="T14">boolean hasPrevious();</text:span></text:p>
              </text:list-item>
            </text:list>
            <text:list text:style-name="L3">
              <text:list-item>
                <text:p text:style-name="P13"><text:span text:style-name="T14"><text:s text:c="6"/></text:span><text:span text:style-name="T14">Object previous();</text:span></text:p>
              </text:list-item>
            </text:list>
            <text:list text:style-name="L3">
              <text:list-item>
                <text:p text:style-name="P13"><text:span text:style-name="T14"><text:s text:c="6"/></text:span><text:span text:style-name="T14">int nextIndex();</text:span></text:p>
              </text:list-item>
            </text:list>
            <text:list text:style-name="L3">
              <text:list-item>
                <text:p text:style-name="P13"><text:span text:style-name="T14"><text:s text:c="6"/></text:span><text:span text:style-name="T14">int previousIndex();</text:span></text:p>
              </text:list-item>
            </text:list>
            <text:list text:style-name="L3">
              <text:list-item>
                <text:p text:style-name="P13"><text:span text:style-name="T27"><text:s text:c="6"/></text:span><text:span text:style-name="T27">void remove();</text:span></text:p>
              </text:list-item>
            </text:list>
            <text:list text:style-name="L3">
              <text:list-item>
                <text:p text:style-name="P13"><text:span text:style-name="T27"><text:s text:c="6"/></text:span><text:span text:style-name="T27">void set(Object o);</text:span></text:p>
              </text:list-item>
            </text:list>
            <text:list text:style-name="L3">
              <text:list-item>
                <text:p text:style-name="P13"><text:span text:style-name="T27"><text:s text:c="6"/></text:span><text:span text:style-name="T27">void add(Object o);</text:span></text:p>
              </text:list-item>
            </text:list>
            <text:list text:style-name="L3">
              <text:list-item>
                <text:p text:style-name="P13"><text:span text:style-name="T14"><text:s text:c="2"/></text:span><text:span text:style-name="T14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ListIterator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ap Interface" draw:style-name="dp1" draw:master-page-name="Normal1" presentation:presentation-page-layout-name="AL2T1">
        <draw:frame presentation:style-name="pr42" draw:text-style-name="P40" draw:layer="layout" svg:width="17.741cm" svg:height="12.676cm" svg:x="5.728cm" svg:y="6.501cm" presentation:class="outline" presentation:user-transformed="true">
          <draw:text-box>
            <text:list text:style-name="L3">
              <text:list-item>
                <text:p text:style-name="P24"><text:span text:style-name="T23">Basic Operations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Object put(Object key, Object value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Object get(Object key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Object remove(Object key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boolean containsKey(Object key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boolean containsValue(Object value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int size(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boolean isEmpty();</text:span></text:p>
              </text:list-item>
            </text:list>
            <text:list text:style-name="L3">
              <text:list-item>
                <text:p text:style-name="P24"><text:span text:style-name="T23">Bulk Operations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void putAll(Map t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void clear();</text:span></text:p>
              </text:list-item>
            </text:list>
            <text:list text:style-name="L3">
              <text:list-item>
                <text:p text:style-name="P24"><text:span text:style-name="T23">Collection Views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public Set keySet(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public Collection values();</text:span></text:p>
              </text:list-item>
            </text:list>
            <text:list text:style-name="L3">
              <text:list-item>
                <text:p text:style-name="P13"><text:span text:style-name="T24"><text:s text:c="4"/></text:span><text:span text:style-name="T24">public Set entrySet(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Map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ap.Entry Interface" draw:style-name="dp1" draw:master-page-name="Normal1" presentation:presentation-page-layout-name="AL2T1">
        <draw:frame presentation:style-name="pr43" draw:text-style-name="P42" draw:layer="layout" svg:width="20.461cm" svg:height="5.591cm" svg:x="4.368cm" svg:y="9.201cm" presentation:class="outline" presentation:user-transformed="true">
          <draw:text-box>
            <text:list text:style-name="L3">
              <text:list-item>
                <text:p text:style-name="P13"><text:span text:style-name="T9">public interface Entry {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Object getKey()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Object getValue();</text:span></text:p>
              </text:list-item>
            </text:list>
            <text:list text:style-name="L3">
              <text:list-item>
                <text:p text:style-name="P13"><text:span text:style-name="T9"><text:s text:c="4"/></text:span><text:span text:style-name="T9">Object setValue(Object value);</text:span></text:p>
              </text:list-item>
            </text:list>
            <text:list text:style-name="L3">
              <text:list-item>
                <text:p text:style-name="P13"><text:span text:style-name="T9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36" draw:layer="layout" svg:width="26.803cm" svg:height="3.507cm" svg:x="1.197cm" svg:y="0.643cm" presentation:class="title">
          <draw:text-box>
            <text:p text:style-name="P36">The Map.Entry Interface</text:p>
          </draw:text-box>
        </draw:frame>
        <presentation:notes draw:style-name="dp2">
          <draw:page-thumbnail draw:style-name="gr6" draw:layer="layout" svg:width="13.705cm" svg:height="10.279cm" svg:x="3.641cm" svg:y="2.853cm" draw:page-number="3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mplementations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connector draw:style-name="gr16" draw:text-style-name="P28" draw:layer="layout" draw:type="line" svg:x1="9.841cm" svg:y1="7.314cm" svg:x2="5.452cm" svg:y2="10.846cm" draw:start-shape="id4" draw:start-glue-point="2" draw:end-shape="id5" draw:end-glue-point="0">
          <text:p text:style-name="P4"/>
        </draw:connector>
        <draw:connector draw:style-name="gr16" draw:text-style-name="P28" draw:layer="layout" draw:type="line" svg:x1="9.841cm" svg:y1="7.314cm" svg:x2="14.23cm" svg:y2="10.846cm" draw:start-shape="id4" draw:start-glue-point="2" draw:end-shape="id6" draw:end-glue-point="0">
          <text:p text:style-name="P4"/>
        </draw:connector>
        <draw:rect draw:style-name="gr1" draw:text-style-name="P37" draw:id="id4" draw:layer="layout" svg:width="6.381cm" svg:height="1.776cm" svg:x="6.651cm" svg:y="5.538cm">
          <text:p text:style-name="P4"><text:span text:style-name="T22">Collection</text:span></text:p>
        </draw:rect>
        <draw:connector draw:style-name="gr16" draw:text-style-name="P28" draw:layer="layout" draw:type="line" svg:x1="5.452cm" svg:y1="12.616cm" svg:x2="3.361cm" svg:y2="16.055cm" draw:start-shape="id5" draw:start-glue-point="2" draw:end-shape="id7" draw:end-glue-point="0">
          <text:p text:style-name="P4"/>
        </draw:connector>
        <draw:connector draw:style-name="gr16" draw:text-style-name="P28" draw:layer="layout" draw:type="line" svg:x1="5.452cm" svg:y1="12.616cm" svg:x2="7.543cm" svg:y2="16.055cm" draw:start-shape="id5" draw:start-glue-point="2" draw:end-shape="id8" draw:end-glue-point="0">
          <text:p text:style-name="P4"/>
        </draw:connector>
        <draw:connector draw:style-name="gr16" draw:text-style-name="P28" draw:layer="layout" draw:type="line" svg:x1="14.23cm" svg:y1="12.616cm" svg:x2="11.853cm" svg:y2="16.055cm" draw:start-shape="id6" draw:start-glue-point="2" draw:end-shape="id9" draw:end-glue-point="0">
          <text:p text:style-name="P4"/>
        </draw:connector>
        <draw:connector draw:style-name="gr16" draw:text-style-name="P28" draw:layer="layout" draw:type="line" svg:x1="14.23cm" svg:y1="12.616cm" svg:x2="16.607cm" svg:y2="16.055cm" draw:start-shape="id6" draw:start-glue-point="2" draw:end-shape="id10" draw:end-glue-point="0">
          <text:p text:style-name="P4"/>
        </draw:connector>
        <draw:connector draw:style-name="gr16" draw:text-style-name="P28" draw:layer="layout" draw:type="line" svg:x1="23.644cm" svg:y1="12.616cm" svg:x2="21.425cm" svg:y2="16.055cm" draw:start-shape="id11" draw:start-glue-point="2" draw:end-shape="id12" draw:end-glue-point="0">
          <text:p text:style-name="P4"/>
        </draw:connector>
        <draw:connector draw:style-name="gr16" draw:text-style-name="P28" draw:layer="layout" draw:type="line" svg:x1="23.644cm" svg:y1="12.616cm" svg:x2="25.863cm" svg:y2="16.055cm" draw:start-shape="id11" draw:start-glue-point="2" draw:end-shape="id13" draw:end-glue-point="0">
          <text:p text:style-name="P4"/>
        </draw:connector>
        <draw:rect draw:style-name="gr1" draw:text-style-name="P37" draw:id="id11" draw:layer="layout" svg:width="4.963cm" svg:height="1.77cm" svg:x="21.163cm" svg:y="10.846cm">
          <text:p text:style-name="P4"><text:span text:style-name="T22">Map</text:span></text:p>
        </draw:rect>
        <draw:rect draw:style-name="gr1" draw:text-style-name="P37" draw:id="id5" draw:layer="layout" svg:width="4.963cm" svg:height="1.77cm" svg:x="2.971cm" svg:y="10.846cm">
          <text:p text:style-name="P4"><text:span text:style-name="T22">Set</text:span></text:p>
        </draw:rect>
        <draw:rect draw:style-name="gr1" draw:text-style-name="P37" draw:id="id6" draw:layer="layout" svg:width="4.964cm" svg:height="1.77cm" svg:x="11.748cm" svg:y="10.846cm">
          <text:p text:style-name="P4"><text:span text:style-name="T22">List</text:span></text:p>
        </draw:rect>
        <draw:rect draw:style-name="gr17" draw:text-style-name="P43" draw:id="id7" draw:layer="layout" svg:width="3.937cm" svg:height="1.778cm" svg:x="1.393cm" svg:y="16.055cm">
          <text:p text:style-name="P4"><text:span text:style-name="T20">HashSet</text:span></text:p>
        </draw:rect>
        <draw:rect draw:style-name="gr17" draw:text-style-name="P43" draw:id="id8" draw:layer="layout" svg:width="3.81cm" svg:height="1.778cm" svg:x="5.638cm" svg:y="16.055cm">
          <text:p text:style-name="P4"><text:span text:style-name="T20">TreeSet</text:span></text:p>
        </draw:rect>
        <draw:rect draw:style-name="gr17" draw:text-style-name="P43" draw:id="id9" draw:layer="layout" svg:width="4.191cm" svg:height="1.778cm" svg:x="9.758cm" svg:y="16.055cm">
          <text:p text:style-name="P4"><text:span text:style-name="T20">ArrayList</text:span></text:p>
        </draw:rect>
        <draw:rect draw:style-name="gr17" draw:text-style-name="P43" draw:id="id10" draw:layer="layout" svg:width="4.699cm" svg:height="1.778cm" svg:x="14.258cm" svg:y="16.055cm">
          <text:p text:style-name="P4"><text:span text:style-name="T20">LinkedList</text:span></text:p>
        </draw:rect>
        <draw:rect draw:style-name="gr17" draw:text-style-name="P43" draw:id="id12" draw:layer="layout" svg:width="4.318cm" svg:height="1.778cm" svg:x="19.266cm" svg:y="16.055cm">
          <text:p text:style-name="P4"><text:span text:style-name="T20">HashMap</text:span></text:p>
        </draw:rect>
        <draw:rect draw:style-name="gr17" draw:text-style-name="P43" draw:id="id13" draw:layer="layout" svg:width="3.937cm" svg:height="1.778cm" svg:x="23.895cm" svg:y="16.055cm">
          <text:p text:style-name="P4"><text:span text:style-name="T20">TreeMap</text:span></text:p>
        </draw:rect>
        <draw:polyline draw:style-name="gr18" draw:text-style-name="P28" draw:id="id89" draw:layer="layout" svg:width="0cm" svg:height="2.009cm" svg:x="3.392cm" svg:y="17.839cm" svg:viewBox="0 0 1 2010" draw:points="0,2009 0,0">
          <text:p text:style-name="P4"/>
        </draw:polyline>
        <draw:polyline draw:style-name="gr18" draw:text-style-name="P28" draw:id="id91" draw:layer="layout" svg:width="0cm" svg:height="2.009cm" svg:x="21.392cm" svg:y="17.84cm" svg:viewBox="0 0 1 2010" draw:points="0,2009 0,0">
          <text:p text:style-name="P4"/>
        </draw:polyline>
        <draw:g draw:id="id90">
          <draw:line draw:style-name="gr18" draw:text-style-name="P28" draw:layer="layout" svg:x1="11.792cm" svg:y1="19.85cm" svg:x2="11.792cm" svg:y2="17.841cm">
            <text:p text:style-name="P4"/>
          </draw:line>
          <draw:line draw:style-name="gr18" draw:text-style-name="P28" draw:layer="layout" svg:x1="16.692cm" svg:y1="19.851cm" svg:x2="16.692cm" svg:y2="17.842cm">
            <text:p text:style-name="P4"/>
          </draw: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Implement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89" smil:attributeName="visibility" smil:to="visible"/>
                  <anim:transitionFilter smil:dur="1s" smil:targetElement="id8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90" smil:attributeName="visibility" smil:to="visible"/>
                  <anim:transitionFilter smil:dur="1s" smil:targetElement="id9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91" smil:attributeName="visibility" smil:to="visible"/>
                  <anim:transitionFilter smil:dur="1s" smil:targetElement="id91" smil:type="barWipe" smil:subtype="topToBottom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rom Arrays to Collections" draw:style-name="dp1" draw:master-page-name="Normal1" presentation:presentation-page-layout-name="AL2T1">
        <draw:frame presentation:style-name="pr44" draw:text-style-name="P5" draw:layer="layout" svg:width="26.375cm" svg:height="10.917cm" svg:x="1.411cm" svg:y="7.338cm" presentation:class="outline" presentation:user-transformed="true">
          <draw:text-box>
            <text:list text:style-name="L3">
              <text:list-item>
                <text:p text:id="id92" text:style-name="P5">The <text:span text:style-name="T9">Arrays</text:span> class</text:p>
              </text:list-item>
            </text:list>
            <text:list text:style-name="L3">
              <text:list-item>
                <text:list>
                  <text:list-item>
                    <text:p text:id="id93" text:style-name="P44">The <text:span text:style-name="T12">List Arrays(Object[])</text:span> method</text:p>
                  </text:list-item>
                </text:list>
              </text:list-item>
            </text:list>
            <text:list text:style-name="L3">
              <text:list-item>
                <text:p text:id="id94" text:style-name="P5">Example</text:p>
              </text:list-item>
            </text:list>
            <text:list text:style-name="L3">
              <text:list-item>
                <text:p text:id="id95" text:style-name="P13"><text:span text:style-name="T14"><text:s text:c="3"/></text:span><text:span text:style-name="T14">List animalList = Arrays.asList(myAnimals);</text:span></text:p>
              </text:list-item>
            </text:list>
            <text:list text:style-name="L3">
              <text:list-item>
                <text:p text:id="id96" text:style-name="P13"><text:span text:style-name="T14"><text:s text:c="3"/></text:span><text:span text:style-name="T14">for (int i = 0; i&lt; animalList.size(); i++){</text:span></text:p>
              </text:list-item>
            </text:list>
            <text:list text:style-name="L3">
              <text:list-item>
                <text:p text:id="id97" text:style-name="P13"><text:span text:style-name="T14"><text:tab/></text:span><text:span text:style-name="T14"> </text:span><text:span text:style-name="T14">Object obj = animalList.get(i);</text:span></text:p>
              </text:list-item>
            </text:list>
            <text:list text:style-name="L3">
              <text:list-item>
                <text:p text:id="id98" text:style-name="P13"><text:span text:style-name="T14"><text:tab/></text:span><text:span text:style-name="T14"> </text:span><text:span text:style-name="T14">IAnimal animal = (IAnimal) obj;</text:span></text:p>
              </text:list-item>
            </text:list>
            <text:list text:style-name="L3">
              <text:list-item>
                <text:p text:id="id99" text:style-name="P13"><text:span text:style-name="T14"><text:tab/></text:span><text:span text:style-name="T14"> </text:span><text:span text:style-name="T14">System.out.println("Found "+animal.getName());</text:span></text:p>
              </text:list-item>
            </text:list>
            <text:list text:style-name="L3">
              <text:list-item>
                <text:p text:id="id100" text:style-name="P10"><text:span text:style-name="T14"><text:s text:c="3"/></text:span><text:span text:style-name="T14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From Arrays to Collec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4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Collections class" draw:style-name="dp1" draw:master-page-name="Normal1" presentation:presentation-page-layout-name="AL2T1">
        <draw:frame presentation:style-name="pr45" draw:text-style-name="P5" draw:layer="layout" svg:width="20.316cm" svg:height="14.693cm" svg:x="4.44cm" svg:y="5.638cm" presentation:class="outline" presentation:user-transformed="true">
          <draw:text-box>
            <text:list text:style-name="L3">
              <text:list-item>
                <text:p text:id="id101" text:style-name="P5">A set of utility functions</text:p>
              </text:list-item>
            </text:list>
            <text:list text:style-name="L3">
              <text:list-item>
                <text:p text:id="id102" text:style-name="P5">Shuffle</text:p>
              </text:list-item>
            </text:list>
            <text:list text:style-name="L3">
              <text:list-item>
                <text:p text:id="id103" text:style-name="P5">Reverse</text:p>
              </text:list-item>
            </text:list>
            <text:list text:style-name="L3">
              <text:list-item>
                <text:p text:id="id104" text:style-name="P5">Sorting</text:p>
              </text:list-item>
            </text:list>
            <text:list text:style-name="L3">
              <text:list-item>
                <text:list>
                  <text:list-item>
                    <text:p text:id="id105" text:style-name="P44">The <text:span text:style-name="T12">sort(List)</text:span> 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6" text:style-name="P44">The <text:span text:style-name="T12">sort(List, Comparator)</text:span> method</text:p>
                  </text:list-item>
                </text:list>
              </text:list-item>
            </text:list>
            <text:list text:style-name="L3">
              <text:list-item>
                <text:p text:id="id107" text:style-name="P5">Two techniques</text:p>
              </text:list-item>
            </text:list>
            <text:list text:style-name="L3">
              <text:list-item>
                <text:list>
                  <text:list-item>
                    <text:p text:id="id108" text:style-name="P44">The <text:span text:style-name="T12">Comparable</text:span>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9" text:style-name="P44">The <text:span text:style-name="T12">Comparator</text:span> interface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Collections cla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6" anim:sub-item="text" smil:attributeName="visibility" smil:to="visible"/>
                  <anim:transitionFilter smil:dur="1s" smil:targetElement="id10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4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llections Example" draw:style-name="dp1" draw:master-page-name="Normal1" presentation:presentation-page-layout-name="AL2T1"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g>
          <draw:frame presentation:style-name="pr46" draw:text-style-name="P8" draw:layer="layout" svg:width="13.576cm" svg:height="7.058cm" svg:x="7.81cm" svg:y="8.702cm">
            <draw:text-box>
              <text:p text:style-name="P7"><text:span text:style-name="T7">Animals II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Collections 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4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style-name="gr6" draw:layer="layout" svg:width="12.7cm" svg:height="9.525cm" svg:x="4.175cm" svg:y="3.005cm" draw:page-number="43" presentation:class="page"/>
          <draw:frame presentation:style-name="pr4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ules I" draw:style-name="dp1" draw:master-page-name="Normal1" presentation:presentation-page-layout-name="AL2T1">
        <draw:frame draw:style-name="gr19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48" draw:text-style-name="P5" draw:layer="layout" svg:width="8.912cm" svg:height="9.396cm" svg:x="10.142cm" svg:y="7.838cm" presentation:class="outline" presentation:user-transformed="true">
          <draw:text-box>
            <text:list text:style-name="L3">
              <text:list-item>
                <text:p text:style-name="P5">Rule 1</text:p>
              </text:list-item>
            </text:list>
            <text:list text:style-name="L3">
              <text:list-item>
                <text:list>
                  <text:list-item>
                    <text:p text:style-name="P44">Use interfaces</text:p>
                  </text:list-item>
                </text:list>
              </text:list-item>
            </text:list>
            <text:list text:style-name="L3">
              <text:list-item>
                <text:p text:style-name="P5">Rule 2</text:p>
              </text:list-item>
            </text:list>
            <text:list text:style-name="L3">
              <text:list-item>
                <text:list>
                  <text:list-item>
                    <text:p text:style-name="P44">Use interfaces</text:p>
                  </text:list-item>
                </text:list>
              </text:list-item>
            </text:list>
            <text:list text:style-name="L3">
              <text:list-item>
                <text:p text:style-name="P5">Rule 3</text:p>
              </text:list-item>
            </text:list>
            <text:list text:style-name="L3">
              <text:list-item>
                <text:list>
                  <text:list-item>
                    <text:p text:style-name="P44">Use interfaces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Golden Rules</text:p>
          </draw:text-box>
        </draw:frame>
        <presentation:notes draw:style-name="dp2">
          <draw:page-thumbnail draw:style-name="gr6" draw:layer="layout" svg:width="13.705cm" svg:height="10.279cm" svg:x="3.641cm" svg:y="2.853cm" draw:page-number="4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49" draw:text-style-name="P47" draw:layer="layout" svg:width="17.495cm" svg:height="16.369cm" svg:x="5.851cm" svg:y="4.718cm" presentation:class="outline" presentation:user-transformed="true">
          <draw:text-box>
            <text:list text:style-name="L6">
              <text:list-item>
                <text:p text:style-name="P45"><text:span text:style-name="T28">package pl.poznan.ae.compProg;</text:span></text:p>
              </text:list-item>
            </text:list>
            <text:list text:style-name="L7">
              <text:list-item>
                <text:p text:style-name="P46"><text:span text:style-name="T28"/></text:p>
              </text:list-item>
            </text:list>
            <text:list text:style-name="L7">
              <text:list-item>
                <text:p text:style-name="P46"><text:span text:style-name="T29">import java.util.*;</text:span></text:p>
              </text:list-item>
            </text:list>
            <text:list text:style-name="L7">
              <text:list-item>
                <text:p text:style-name="P46"><text:span text:style-name="T30"/></text:p>
              </text:list-item>
            </text:list>
            <text:list text:style-name="L7">
              <text:list-item>
                <text:p text:style-name="P46"><text:span text:style-name="T28">public class Sorter {</text:span></text:p>
              </text:list-item>
            </text:list>
            <text:list text:style-name="L7">
              <text:list-item>
                <text:p text:style-name="P46"><text:span text:style-name="T31"><text:s text:c="2"/></text:span><text:span text:style-name="T28">private</text:span><text:span text:style-name="T31"> </text:span><text:span text:style-name="T29">List</text:span><text:span text:style-name="T31"> </text:span><text:span text:style-name="T28">_words;</text:span></text:p>
              </text:list-item>
            </text:list>
            <text:list text:style-name="L7">
              <text:list-item>
                <text:p text:style-name="P46"><text:span text:style-name="T31"/></text:p>
              </text:list-item>
            </text:list>
            <text:list text:style-name="L7">
              <text:list-item>
                <text:p text:style-name="P46"><text:span text:style-name="T31"><text:s text:c="2"/></text:span><text:span text:style-name="T28">public void sort(</text:span><text:span text:style-name="T29">String[]</text:span><text:span text:style-name="T28"> words){</text:span></text:p>
              </text:list-item>
            </text:list>
            <text:list text:style-name="L8">
              <text:list-item>
                <text:p text:style-name="P46"><text:span text:style-name="T31"><text:s text:c="4"/></text:span><text:span text:style-name="T28">_words =</text:span><text:span text:style-name="T31"> </text:span><text:span text:style-name="T29">Arrays.asList(</text:span><text:span text:style-name="T28">words</text:span><text:span text:style-name="T29">)</text:span><text:span text:style-name="T28">;</text:span></text:p>
              </text:list-item>
            </text:list>
            <text:list text:style-name="L8">
              <text:list-item>
                <text:p text:style-name="P46"><text:span text:style-name="T31"><text:s text:c="4"/></text:span><text:span text:style-name="T29">Collections.sort(</text:span><text:span text:style-name="T28">_words</text:span><text:span text:style-name="T29">)</text:span><text:span text:style-name="T28">;</text:span></text:p>
              </text:list-item>
            </text:list>
            <text:list text:style-name="L8">
              <text:list-item>
                <text:p text:style-name="P46"><text:span text:style-name="T31"><text:s text:c="2"/></text:span><text:span text:style-name="T31">}</text:span></text:p>
              </text:list-item>
            </text:list>
            <text:list text:style-name="L8">
              <text:list-item>
                <text:p text:style-name="P46"><text:span text:style-name="T31"><text:s text:c="2"/></text:span><text:span text:style-name="T28">public</text:span><text:span text:style-name="T31"> </text:span><text:span text:style-name="T28">String getSortedWords(){</text:span></text:p>
              </text:list-item>
            </text:list>
            <text:list text:style-name="L8">
              <text:list-item>
                <text:p text:style-name="P46"><text:span text:style-name="T31"><text:s text:c="4"/></text:span><text:span text:style-name="T28">String</text:span><text:span text:style-name="T31"> </text:span><text:span text:style-name="T28">sortedString = "";</text:span></text:p>
              </text:list-item>
            </text:list>
            <text:list text:style-name="L8">
              <text:list-item>
                <text:p text:style-name="P46"><text:span text:style-name="T31"><text:s text:c="4"/></text:span><text:span text:style-name="T28">for (int i = 0</text:span><text:span text:style-name="T31">; </text:span><text:span text:style-name="T28">i&lt;</text:span><text:span text:style-name="T31"> </text:span><text:span text:style-name="T28">_words</text:span><text:span text:style-name="T29">.size()</text:span><text:span text:style-name="T28">;</text:span><text:span text:style-name="T31"> </text:span><text:span text:style-name="T28">i++){</text:span></text:p>
              </text:list-item>
            </text:list>
            <text:list text:style-name="L8">
              <text:list-item>
                <text:p text:style-name="P46"><text:span text:style-name="T31"><text:s text:c="6"/></text:span><text:span text:style-name="T28">sortedString +=</text:span><text:span text:style-name="T31"> </text:span><text:span text:style-name="T28">_words</text:span><text:span text:style-name="T29">.get(</text:span><text:span text:style-name="T28">i</text:span><text:span text:style-name="T29">)</text:span><text:span text:style-name="T28">;</text:span></text:p>
              </text:list-item>
            </text:list>
            <text:list text:style-name="L8">
              <text:list-item>
                <text:p text:style-name="P46"><text:span text:style-name="T31"><text:s text:c="4"/></text:span><text:span text:style-name="T28">}</text:span></text:p>
              </text:list-item>
            </text:list>
            <text:list text:style-name="L8">
              <text:list-item>
                <text:p text:style-name="P46"><text:span text:style-name="T31"><text:s text:c="4"/></text:span><text:span text:style-name="T28">return sortedString;</text:span></text:p>
              </text:list-item>
            </text:list>
            <text:list text:style-name="L8">
              <text:list-item>
                <text:p text:style-name="P46"><text:span text:style-name="T28"><text:s text:c="2"/></text:span><text:span text:style-name="T28">}</text:span></text:p>
              </text:list-item>
            </text:list>
            <text:list text:style-name="L8">
              <text:list-item>
                <text:p text:style-name="P46"><text:span text:style-name="T31"><text:s/></text:span><text:span text:style-name="T28">public static void main(</text:span><text:span text:style-name="T29">String[]</text:span><text:span text:style-name="T28"> args){</text:span></text:p>
              </text:list-item>
            </text:list>
            <text:list text:style-name="L8">
              <text:list-item>
                <text:p text:style-name="P46"><text:span text:style-name="T28"><text:s text:c="4"/></text:span><text:span text:style-name="T28">Sorter sorter = new Sorter();</text:span></text:p>
              </text:list-item>
            </text:list>
            <text:list text:style-name="L8">
              <text:list-item>
                <text:p text:style-name="P46"><text:span text:style-name="T28"><text:s text:c="4"/></text:span><text:span text:style-name="T28">sorter.sort(args);</text:span></text:p>
              </text:list-item>
            </text:list>
            <text:list text:style-name="L8">
              <text:list-item>
                <text:p text:style-name="P46"><text:span text:style-name="T28"><text:s text:c="4"/></text:span><text:span text:style-name="T28">System.out.println(sorter.getSortedWords());</text:span></text:p>
              </text:list-item>
            </text:list>
            <text:list text:style-name="L8">
              <text:list-item>
                <text:p text:style-name="P46"><text:span text:style-name="T28"><text:s/></text:span><text:span text:style-name="T28">}</text:span></text:p>
              </text:list-item>
            </text:list>
            <text:list text:style-name="L8">
              <text:list-item>
                <text:p text:style-name="P46"><text:span text:style-name="T28">}</text:span></text:p>
              </text:list-item>
            </text:list>
          </draw:text-box>
        </draw:frame>
        <draw:frame draw:style-name="gr19" draw:text-style-name="P4" draw:layer="layout" svg:width="1.196cm" svg:height="7.043cm" svg:x="0cm" svg:y="14.069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4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46"/>
          <draw:frame presentation:style-name="pr7" draw:text-style-name="P48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15" draw:display-name="Gradient 15" draw:style="linear" draw:start-color="#ffcc99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7.997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6-08-07">8/7/06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6-08-07">08/07/06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4cm" svg:height="5.974cm" svg:x="17.998cm" svg:y="7.229cm" svg:viewBox="0 0 3975 5975" svg:d="m3974 0c-2315 2641 1017 6007-2366 2641s-382 3301-382 3301v32">
        <text:p text:style-name="P3"/>
      </draw:path>
      <draw:polyline presentation:style-name="pr16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6-08-07">08/07/06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4cm" svg:height="4.477cm" svg:x="17.997cm" svg:y="0.2cm" svg:viewBox="0 0 3975 4478" svg:d="m3974 0c-2315 1979 1017 4502-2366 1979s-382 2474-382 2474v24">
        <text:p text:style-name="P3"/>
      </draw:path>
      <draw:polyline presentation:style-name="pr19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775cm" svg:height="3.506cm" svg:x="1.225cm" svg:y="0.643cm" presentation:class="title" presentation:placeholder="true">
        <draw:text-box/>
      </draw:frame>
      <draw:frame presentation:style-name="pr20" draw:text-style-name="P5" draw:layer="backgroundobjects" svg:width="18.427cm" svg:height="9.73cm" svg:x="5.399cm" svg:y="7.666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/i386 OpenOffice.org_project/680m7$Build-9044</meta:generator>
    <dc:title>Arrays and Collections</dc:title>
    <dc:subject>ComputerProgramming</dc:subject>
    <meta:creation-date>2003-05-20T15:12:16</meta:creation-date>
    <dc:creator>Willy Picard</dc:creator>
    <dc:date>2006-08-07T11:54:26</dc:date>
    <meta:printed-by>Willy Picard</meta:printed-by>
    <meta:print-date>2004-10-25T12:50:25</meta:print-date>
    <dc:language>en-US</dc:language>
    <meta:editing-cycles>344</meta:editing-cycles>
    <meta:editing-duration>P4DT2H0M41S</meta:editing-duration>
    <meta:user-defined meta:name="Info 1"/>
    <meta:user-defined meta:name="Info 2"/>
    <meta:user-defined meta:name="Info 3"/>
    <meta:user-defined meta:name="Info 4"/>
    <meta:document-statistic meta:object-count="376"/>
  </office:meta>
</office:document-meta>
</file>